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21.86pt"/>
    </style:style>
    <style:style style:name="co3" style:family="table-column">
      <style:table-column-properties fo:break-before="auto" style:column-width="258.41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160.16pt"/>
    </style:style>
    <style:style style:name="co6" style:family="table-column">
      <style:table-column-properties fo:break-before="auto" style:column-width="36.65pt"/>
    </style:style>
    <style:style style:name="co7" style:family="table-column">
      <style:table-column-properties fo:break-before="auto" style:column-width="21.2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154.35pt"/>
    </style:style>
    <style:style style:name="co10" style:family="table-column">
      <style:table-column-properties fo:break-before="auto" style:column-width="199.05pt"/>
    </style:style>
    <style:style style:name="co11" style:family="table-column">
      <style:table-column-properties fo:break-before="auto" style:column-width="264.05pt"/>
    </style:style>
    <style:style style:name="co12" style:family="table-column">
      <style:table-column-properties fo:break-before="auto" style:column-width="32.0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60.46pt" fo:break-before="auto" style:use-optimal-row-height="true"/>
    </style:style>
    <style:style style:name="ro6" style:family="table-row">
      <style:table-row-properties style:row-height="954.2pt" fo:break-before="auto" style:use-optimal-row-height="true"/>
    </style:style>
    <style:style style:name="ro7" style:family="table-row">
      <style:table-row-properties style:row-height="72.26pt" fo:break-before="auto" style:use-optimal-row-height="true"/>
    </style:style>
    <style:style style:name="ro8" style:family="table-row">
      <style:table-row-properties style:row-height="303.7pt" fo:break-before="auto" style:use-optimal-row-height="true"/>
    </style:style>
    <style:style style:name="ro9" style:family="table-row">
      <style:table-row-properties style:row-height="102.19pt" fo:break-before="auto" style:use-optimal-row-height="true"/>
    </style:style>
    <style:style style:name="ro10" style:family="table-row">
      <style:table-row-properties style:row-height="887.05pt" fo:break-before="auto" style:use-optimal-row-height="true"/>
    </style:style>
    <style:style style:name="ro11" style:family="table-row">
      <style:table-row-properties style:row-height="225.35pt" fo:break-before="auto" style:use-optimal-row-height="true"/>
    </style:style>
    <style:style style:name="ro12" style:family="table-row">
      <style:table-row-properties style:row-height="90.99pt" fo:break-before="auto" style:use-optimal-row-height="true"/>
    </style:style>
    <style:style style:name="ro13" style:family="table-row">
      <style:table-row-properties style:row-height="258.94pt" fo:break-before="auto" style:use-optimal-row-height="true"/>
    </style:style>
    <style:style style:name="ro14" style:family="table-row">
      <style:table-row-properties style:row-height="191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bftpd_bftpd_repos_clu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_fil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k_file</text:p>
          </table:table-cell>
          <table:table-cell office:value-type="string" calcext:value-type="string">
            <text:p>block_feature</text:p>
          </table:table-cell>
          <table:table-cell office:value-type="string" calcext:value-type="string">
            <text:p>function_file</text:p>
          </table:table-cell>
          <table:table-cell office:value-type="string" calcext:value-type="string">
            <text:p>function_loc</text:p>
          </table:table-cell>
          <table:table-cell office:value-type="string" calcext:value-type="string">
            <text:p>ddg_feature</text:p>
          </table:table-cell>
          <table:table-cell office:value-type="string" calcext:value-type="string">
            <text:p>cdg_feature</text:p>
          </table:table-cell>
          <table:table-cell office:value-type="string" calcext:value-type="string">
            <text:p>cdg_z3_feature</text:p>
          </table:table-cell>
          <table:table-cell office:value-type="string" calcext:value-type="string">
            <text:p>cluster_inde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cond/download/bftpd/bftpd/bftpd/login.cpp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ontrol_printf(SL_FAILURE, "421 Unable to change working directory.\r\n%s.",</text:p>
            <text:p> strerror(errno));</text:p>
          </table:table-cell>
          <table:table-cell office:value-type="string" calcext:value-type="string">
            <text:p>second/download/bftpd/bftpd-gumtree/bftpd_bftpd_repos_log_39.cpp</text:p>
          </table:table-cell>
          <table:table-cell office:value-type="string" calcext:value-type="string">
            <text:p>{</text:p>
            <text:p>control_printf(SL_FAILURE, "421 Unable to change working directory.\r\n%s.",</text:p>
            <text:p> strerror(errno));</text:p>
            <text:p>exit(0);</text:p>
            <text:p>}</text:p>
          </table:table-cell>
          <table:table-cell office:value-type="string" calcext:value-type="string">
            <text:p>second/download/bftpd/bftpd-gumtree/bftpd_bftpd_repos_block_39.cpp</text:p>
          </table:table-cell>
          <table:table-cell office:value-type="string" calcext:value-type="string">
            <text:p>[0, 0, 0, 0, 0, 0, 0, 0, 0, 0, 1, 0, 0, 0, 0, 5, 0, 0, 0, 0, 0, 0, 0, 2, 0, 0, 0, 0, 0, 0, 3, 0, 0, 0, 0, 0, 0, 0, 0, 0, 0, 0, 0, 0, 0, 0, 0, 0, 7, 0, 0, 0, 0, 0, 0, 0, 0, 0, 0, 0, 0, 0, 0, 0, 0, 0, 0, 0, 0, 0, 0, 0, 0, 3, 0, 0, 2, 0, 5, 0, 0, 0, 0, 0, 0]</text:p>
          </table:table-cell>
          <table:table-cell office:value-type="string" calcext:value-type="string">
            <text:p>second/download/bftpd/bftpd/bftpd-joern/bftpd_bftpd_repos_function_39.cpp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"macro", "string", "strerror_ret"]</text:p>
          </table:table-cell>
          <table:table-cell office:value-type="string" calcext:value-type="string">
            <text:p>["chdir_ret"]</text:p>
          </table:table-cell>
          <table:table-cell office:value-type="string" calcext:value-type="string">
            <text:p>Not(chdir_ret_e_l == null_e_r)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cond/download/bftpd/bftpd/bftpd/login.cpp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ontrol_printf(SL_FAILURE, "230 Couldn't change cwd to '%s': %s.\r\n", str,</text:p>
            <text:p> strerror(errno));</text:p>
          </table:table-cell>
          <table:table-cell office:value-type="string" calcext:value-type="string">
            <text:p>second/download/bftpd/bftpd-gumtree/bftpd_bftpd_repos_log_41.cpp</text:p>
          </table:table-cell>
          <table:table-cell office:value-type="string" calcext:value-type="string">
            <text:p>{</text:p>
            <text:p>control_printf(SL_FAILURE, "230 Couldn't change cwd to '%s': %s.\r\n", str,</text:p>
            <text:p> strerror(errno));</text:p>
            <text:p>chdir("/");</text:p>
            <text:p>}</text:p>
          </table:table-cell>
          <table:table-cell office:value-type="string" calcext:value-type="string">
            <text:p>second/download/bftpd/bftpd-gumtree/bftpd_bftpd_repos_block_41.cpp</text:p>
          </table:table-cell>
          <table:table-cell office:value-type="string" calcext:value-type="string">
            <text:p>[0, 0, 0, 0, 0, 0, 0, 0, 0, 0, 1, 0, 0, 0, 0, 6, 0, 0, 0, 0, 0, 0, 0, 2, 0, 0, 0, 0, 0, 0, 3, 0, 0, 0, 0, 0, 0, 0, 0, 0, 0, 0, 0, 0, 0, 0, 0, 0, 8, 0, 0, 0, 0, 0, 0, 0, 0, 0, 0, 0, 0, 0, 0, 0, 0, 0, 0, 0, 0, 0, 0, 0, 0, 3, 0, 0, 2, 0, 6, 0, 0, 0, 0, 0, 0]</text:p>
          </table:table-cell>
          <table:table-cell office:value-type="string" calcext:value-type="string">
            <text:p>second/download/bftpd/bftpd/bftpd-joern/bftpd_bftpd_repos_function_41.cp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"macro", "string", "char *", "strerror_ret"]</text:p>
          </table:table-cell>
          <table:table-cell office:value-type="string" calcext:value-type="string">
            <text:p>["chdir_ret"]</text:p>
          </table:table-cell>
          <table:table-cell office:value-type="string" calcext:value-type="string">
            <text:p>Not(chdir_ret_e_l == null_e_r)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login.cpp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ontrol_printf(SL_FAILURE, "421 Unable to change working directory.\r\n");</text:p>
          </table:table-cell>
          <table:table-cell office:value-type="string" calcext:value-type="string">
            <text:p>second/download/bftpd/bftpd-gumtree/bftpd_bftpd_repos_log_43.cpp</text:p>
          </table:table-cell>
          <table:table-cell office:value-type="string" calcext:value-type="string">
            <text:p>{</text:p>
            <text:p>                 control_printf(SL_FAILURE, "421 Unable to change working directory.\r\n");</text:p>
            <text:p>                 exit(0);</text:p>
            <text:p>             }</text:p>
          </table:table-cell>
          <table:table-cell office:value-type="string" calcext:value-type="string">
            <text:p>second/download/bftpd/bftpd-gumtree/bftpd_bftpd_repos_block_43.cpp</text:p>
          </table:table-cell>
          <table:table-cell office:value-type="string" calcext:value-type="string">
            <text:p>[0, 0, 0, 0, 0, 0, 0, 0, 0, 0, 1, 0, 0, 0, 0, 3, 0, 0, 0, 0, 0, 0, 0, 2, 0, 0, 0, 0, 0, 0, 2, 0, 0, 0, 0, 0, 0, 0, 0, 0, 0, 0, 0, 0, 0, 0, 0, 0, 5, 0, 0, 0, 0, 0, 0, 0, 0, 0, 0, 0, 0, 0, 0, 0, 0, 0, 0, 0, 0, 0, 0, 0, 0, 2, 0, 0, 2, 0, 3, 0, 0, 0, 0, 0, 0]</text:p>
          </table:table-cell>
          <table:table-cell office:value-type="string" calcext:value-type="string">
            <text:p>second/download/bftpd/bftpd/bftpd-joern/bftpd_bftpd_repos_function_43.cpp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chdir_ret"]</text:p>
          </table:table-cell>
          <table:table-cell office:value-type="string" calcext:value-type="string">
            <text:p>Not(chdir_ret_e_l == null_e_r)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econd/download/bftpd/bftpd/bftpd/login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ontrol_printf(SL_FAILURE, "421 Unable to change working directory.\r\n");</text:p>
          </table:table-cell>
          <table:table-cell office:value-type="string" calcext:value-type="string">
            <text:p>second/download/bftpd/bftpd-gumtree/bftpd_bftpd_repos_log_45.cpp</text:p>
          </table:table-cell>
          <table:table-cell office:value-type="string" calcext:value-type="string">
            <text:p>{</text:p>
            <text:p>                    control_printf(SL_FAILURE, "421 Unable to change working directory.\r\n");</text:p>
            <text:p>                    exit(0);</text:p>
            <text:p>                }</text:p>
          </table:table-cell>
          <table:table-cell office:value-type="string" calcext:value-type="string">
            <text:p>second/download/bftpd/bftpd-gumtree/bftpd_bftpd_repos_block_45.cpp</text:p>
          </table:table-cell>
          <table:table-cell office:value-type="string" calcext:value-type="string">
            <text:p>[0, 0, 0, 0, 0, 0, 0, 0, 0, 0, 1, 0, 0, 0, 0, 3, 0, 0, 0, 0, 0, 0, 0, 2, 0, 0, 0, 0, 0, 0, 2, 0, 0, 0, 0, 0, 0, 0, 0, 0, 0, 0, 0, 0, 0, 0, 0, 0, 5, 0, 0, 0, 0, 0, 0, 0, 0, 0, 0, 0, 0, 0, 0, 0, 0, 0, 0, 0, 0, 0, 0, 0, 0, 2, 0, 0, 2, 0, 3, 0, 0, 0, 0, 0, 0]</text:p>
          </table:table-cell>
          <table:table-cell office:value-type="string" calcext:value-type="string">
            <text:p>second/download/bftpd/bftpd/bftpd-joern/bftpd_bftpd_repos_function_45.cpp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chdir_ret"]</text:p>
          </table:table-cell>
          <table:table-cell office:value-type="string" calcext:value-type="string">
            <text:p>Not(chdir_ret_e_l == null_e_r)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second/download/bftpd/bftpd/bftpd/login.cpp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control_printf(SL_FAILURE, "421 There are already %i users logged in.", maxusers);</text:p>
          </table:table-cell>
          <table:table-cell table:style-name="ce1" office:value-type="string" calcext:value-type="string">
            <text:p>second/download/bftpd/bftpd-gumtree/bftpd_bftpd_repos_log_28.cpp</text:p>
          </table:table-cell>
          <table:table-cell table:style-name="ce1" office:value-type="string" calcext:value-type="string">
            <text:p>{</text:p>
            <text:p>control_printf(SL_FAILURE, "421 There are already %i users logged in.", maxusers);</text:p>
            <text:p>                bftpd_log("Login as user '%s' failed. Too many users on server.\n", user);</text:p>
            <text:p>exit(0);</text:p>
            <text:p>}</text:p>
          </table:table-cell>
          <table:table-cell table:style-name="ce1" office:value-type="string" calcext:value-type="string">
            <text:p>second/download/bftpd/bftpd-gumtree/bftpd_bftpd_repos_block_28.cpp</text:p>
          </table:table-cell>
          <table:table-cell table:style-name="ce1" office:value-type="string" calcext:value-type="string">
            <text:p>[0, 0, 0, 0, 0, 0, 0, 0, 0, 0, 1, 0, 0, 0, 0, 6, 0, 0, 0, 0, 0, 0, 0, 3, 0, 0, 0, 0, 0, 0, 3, 0, 0, 0, 0, 0, 0, 0, 0, 0, 0, 0, 0, 0, 0, 0, 0, 0, 9, 0, 0, 0, 0, 0, 0, 0, 0, 0, 0, 0, 0, 0, 0, 0, 0, 0, 0, 0, 0, 0, 0, 0, 0, 3, 0, 0, 3, 0, 6, 0, 0, 0, 0, 0, 0]</text:p>
          </table:table-cell>
          <table:table-cell table:style-name="ce1" office:value-type="string" calcext:value-type="string">
            <text:p>second/download/bftpd/bftpd/bftpd-joern/bftpd_bftpd_repos_function_28.cpp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["macro", "string", "strtoul_ret"]</text:p>
          </table:table-cell>
          <table:table-cell table:style-name="ce1" office:value-type="string" calcext:value-type="string">
            <text:p>["strtoul_ret", "strtoul_ret", "bftpdutmp_usercount_ret", "==", "&amp;&amp;"]</text:p>
          </table:table-cell>
          <table:table-cell table:style-name="ce1" office:value-type="string" calcext:value-type="string">
            <text:p>And(Not(null_e_l == strtoul_ret_e_r),</text:p>
            <text:p>    bftpdutmp_usercount_ret_e_l == strtoul_ret_e_r)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second/download/bftpd/bftpd/bftpd/login.cpp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bftpd_log("Login as user '%s' failed. Too many users on server.\n", user);</text:p>
          </table:table-cell>
          <table:table-cell table:style-name="ce1" office:value-type="string" calcext:value-type="string">
            <text:p>second/download/bftpd/bftpd-gumtree/bftpd_bftpd_repos_log_29.cpp</text:p>
          </table:table-cell>
          <table:table-cell table:style-name="ce1" office:value-type="string" calcext:value-type="string">
            <text:p>{</text:p>
            <text:p>control_printf(SL_FAILURE, "421 There are already %i users logged in.", maxusers);</text:p>
            <text:p>                bftpd_log("Login as user '%s' failed. Too many users on server.\n", user);</text:p>
            <text:p>exit(0);</text:p>
            <text:p>}</text:p>
          </table:table-cell>
          <table:table-cell table:style-name="ce1" office:value-type="string" calcext:value-type="string">
            <text:p>second/download/bftpd/bftpd-gumtree/bftpd_bftpd_repos_block_29.cpp</text:p>
          </table:table-cell>
          <table:table-cell table:style-name="ce1" office:value-type="string" calcext:value-type="string">
            <text:p>[0, 0, 0, 0, 0, 0, 0, 0, 0, 0, 1, 0, 0, 0, 0, 6, 0, 0, 0, 0, 0, 0, 0, 3, 0, 0, 0, 0, 0, 0, 3, 0, 0, 0, 0, 0, 0, 0, 0, 0, 0, 0, 0, 0, 0, 0, 0, 0, 9, 0, 0, 0, 0, 0, 0, 0, 0, 0, 0, 0, 0, 0, 0, 0, 0, 0, 0, 0, 0, 0, 0, 0, 0, 3, 0, 0, 3, 0, 6, 0, 0, 0, 0, 0, 0]</text:p>
          </table:table-cell>
          <table:table-cell table:style-name="ce1" office:value-type="string" calcext:value-type="string">
            <text:p>second/download/bftpd/bftpd/bftpd-joern/bftpd_bftpd_repos_function_29.cpp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["string", "unkown"]</text:p>
          </table:table-cell>
          <table:table-cell table:style-name="ce1" office:value-type="string" calcext:value-type="string">
            <text:p>["strtoul_ret", "strtoul_ret", "bftpdutmp_usercount_ret", "==", "&amp;&amp;"]</text:p>
          </table:table-cell>
          <table:table-cell table:style-name="ce1" office:value-type="string" calcext:value-type="string">
            <text:p>And(Not(null_e_l == strtoul_ret_e_r),</text:p>
            <text:p>    bftpdutmp_usercount_ret_e_l == strtoul_ret_e_r)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second/download/bftpd/bftpd/bftpd/login.cpp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control_printf(SL_FAILURE, "421 User %s is already logged in %i times.", user, maxusers);</text:p>
          </table:table-cell>
          <table:table-cell table:style-name="ce1" office:value-type="string" calcext:value-type="string">
            <text:p>second/download/bftpd/bftpd-gumtree/bftpd_bftpd_repos_log_31.cpp</text:p>
          </table:table-cell>
          <table:table-cell table:style-name="ce1" office:value-type="string" calcext:value-type="string">
            <text:p>{</text:p>
            <text:p>control_printf(SL_FAILURE, "421 User %s is already logged in %i times.", user, maxusers);</text:p>
            <text:p>                bftpd_log("Login as user '%s' failed. Already logged in %d times.", maxusers);</text:p>
            <text:p>exit(0);</text:p>
            <text:p>}</text:p>
          </table:table-cell>
          <table:table-cell table:style-name="ce1" office:value-type="string" calcext:value-type="string">
            <text:p>second/download/bftpd/bftpd-gumtree/bftpd_bftpd_repos_block_31.cpp</text:p>
          </table:table-cell>
          <table:table-cell table:style-name="ce1" office:value-type="string" calcext:value-type="string">
            <text:p>[0, 0, 0, 0, 0, 0, 0, 0, 0, 0, 1, 0, 0, 0, 0, 7, 0, 0, 0, 0, 0, 0, 0, 3, 0, 0, 0, 0, 0, 0, 3, 0, 0, 0, 0, 0, 0, 0, 0, 0, 0, 0, 0, 0, 0, 0, 0, 0, 10, 0, 0, 0, 0, 0, 0, 0, 0, 0, 0, 0, 0, 0, 0, 0, 0, 0, 0, 0, 0, 0, 0, 0, 0, 3, 0, 0, 3, 0, 7, 0, 0, 0, 0, 0, 0]</text:p>
          </table:table-cell>
          <table:table-cell table:style-name="ce1" office:value-type="string" calcext:value-type="string">
            <text:p>second/download/bftpd/bftpd/bftpd-joern/bftpd_bftpd_repos_function_31.cpp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["macro", "string", "unkown", "strtoul_ret"]</text:p>
          </table:table-cell>
          <table:table-cell table:style-name="ce1" office:value-type="string" calcext:value-type="string">
            <text:p>["strtoul_ret", "strtoul_ret", "bftpdutmp_usercount_ret", "==", "&amp;&amp;"]</text:p>
          </table:table-cell>
          <table:table-cell table:style-name="ce1" office:value-type="string" calcext:value-type="string">
            <text:p>And(Not(null_e_l == strtoul_ret_e_r),</text:p>
            <text:p>    bftpdutmp_usercount_ret_e_l == strtoul_ret_e_r)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second/download/bftpd/bftpd/bftpd/login.cpp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bftpd_log("Login as user '%s' failed. Already logged in %d times.", maxusers);</text:p>
          </table:table-cell>
          <table:table-cell table:style-name="ce1" office:value-type="string" calcext:value-type="string">
            <text:p>second/download/bftpd/bftpd-gumtree/bftpd_bftpd_repos_log_32.cpp</text:p>
          </table:table-cell>
          <table:table-cell table:style-name="ce1" office:value-type="string" calcext:value-type="string">
            <text:p>{</text:p>
            <text:p>control_printf(SL_FAILURE, "421 User %s is already logged in %i times.", user, maxusers);</text:p>
            <text:p>                bftpd_log("Login as user '%s' failed. Already logged in %d times.", maxusers);</text:p>
            <text:p>exit(0);</text:p>
            <text:p>}</text:p>
          </table:table-cell>
          <table:table-cell table:style-name="ce1" office:value-type="string" calcext:value-type="string">
            <text:p>second/download/bftpd/bftpd-gumtree/bftpd_bftpd_repos_block_32.cpp</text:p>
          </table:table-cell>
          <table:table-cell table:style-name="ce1" office:value-type="string" calcext:value-type="string">
            <text:p>[0, 0, 0, 0, 0, 0, 0, 0, 0, 0, 1, 0, 0, 0, 0, 7, 0, 0, 0, 0, 0, 0, 0, 3, 0, 0, 0, 0, 0, 0, 3, 0, 0, 0, 0, 0, 0, 0, 0, 0, 0, 0, 0, 0, 0, 0, 0, 0, 10, 0, 0, 0, 0, 0, 0, 0, 0, 0, 0, 0, 0, 0, 0, 0, 0, 0, 0, 0, 0, 0, 0, 0, 0, 3, 0, 0, 3, 0, 7, 0, 0, 0, 0, 0, 0]</text:p>
          </table:table-cell>
          <table:table-cell table:style-name="ce1" office:value-type="string" calcext:value-type="string">
            <text:p>second/download/bftpd/bftpd/bftpd-joern/bftpd_bftpd_repos_function_32.cpp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["string", "strtoul_ret"]</text:p>
          </table:table-cell>
          <table:table-cell table:style-name="ce1" office:value-type="string" calcext:value-type="string">
            <text:p>["strtoul_ret", "strtoul_ret", "bftpdutmp_usercount_ret", "==", "&amp;&amp;"]</text:p>
          </table:table-cell>
          <table:table-cell table:style-name="ce1" office:value-type="string" calcext:value-type="string">
            <text:p>And(Not(null_e_l == strtoul_ret_e_r),</text:p>
            <text:p>    bftpdutmp_usercount_ret_e_l == strtoul_ret_e_r)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second/download/bftpd/bftpd/bftpd/options.cpp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ontrol_printf(SL_FAILURE, "421 Memory error while reading config file.");</text:p>
          </table:table-cell>
          <table:table-cell office:value-type="string" calcext:value-type="string">
            <text:p>second/download/bftpd/bftpd-gumtree/bftpd_bftpd_repos_log_50.cpp</text:p>
          </table:table-cell>
          <table:table-cell office:value-type="string" calcext:value-type="string">
            <text:p>{</text:p>
            <text:p>                    fclose(configfile);</text:p>
            <text:p>                    control_printf(SL_FAILURE, "421 Memory error while reading config file.");</text:p>
            <text:p>                    return;</text:p>
            <text:p>                }</text:p>
          </table:table-cell>
          <table:table-cell office:value-type="string" calcext:value-type="string">
            <text:p>second/download/bftpd/bftpd-gumtree/bftpd_bftpd_repos_block_50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2, 0, 3, 0, 0, 0, 0, 0, 0]</text:p>
          </table:table-cell>
          <table:table-cell office:value-type="string" calcext:value-type="string">
            <text:p>second/download/bftpd/bftpd/bftpd-joern/bftpd_bftpd_repos_function_50.cp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malloc_ret", "!"]</text:p>
          </table:table-cell>
          <table:table-cell office:value-type="string" calcext:value-type="string">
            <text:p>Not(Not(malloc_ret_e_l == null_e_r))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cond/download/bftpd/bftpd/bftpd/options.cpp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ntrol_printf(SL_FAILURE, "421 Memory error while handling config file.");</text:p>
          </table:table-cell>
          <table:table-cell office:value-type="string" calcext:value-type="string">
            <text:p>second/download/bftpd/bftpd-gumtree/bftpd_bftpd_repos_log_52.cpp</text:p>
          </table:table-cell>
          <table:table-cell office:value-type="string" calcext:value-type="string">
            <text:p>{</text:p>
            <text:p>                    fclose(configfile);</text:p>
            <text:p>                    control_printf(SL_FAILURE, "421 Memory error while handling config file.");</text:p>
            <text:p>                    exit(1);</text:p>
            <text:p>                }</text:p>
          </table:table-cell>
          <table:table-cell office:value-type="string" calcext:value-type="string">
            <text:p>second/download/bftpd/bftpd-gumtree/bftpd_bftpd_repos_block_52.cpp</text:p>
          </table:table-cell>
          <table:table-cell office:value-type="string" calcext:value-type="string">
            <text:p>[0, 0, 0, 0, 0, 0, 0, 0, 0, 0, 1, 0, 0, 0, 0, 5, 0, 0, 0, 0, 0, 0, 0, 2, 0, 0, 0, 0, 0, 0, 3, 0, 0, 0, 0, 0, 0, 0, 0, 0, 0, 0, 0, 0, 0, 0, 0, 0, 7, 0, 0, 0, 0, 0, 0, 0, 0, 0, 0, 0, 0, 0, 0, 0, 0, 0, 0, 0, 0, 0, 0, 0, 0, 3, 0, 0, 3, 0, 4, 0, 0, 0, 0, 0, 0]</text:p>
          </table:table-cell>
          <table:table-cell office:value-type="string" calcext:value-type="string">
            <text:p>second/download/bftpd/bftpd/bftpd-joern/bftpd_bftpd_repos_function_52.cp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malloc_ret", "!"]</text:p>
          </table:table-cell>
          <table:table-cell office:value-type="string" calcext:value-type="string">
            <text:p>Not(Not(malloc_ret_e_l == null_e_r))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econd/download/bftpd/bftpd/bftpd/login.cpp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ontrol_printf(SL_SUCCESS, "230 User logged in.");</text:p>
          </table:table-cell>
          <table:table-cell office:value-type="string" calcext:value-type="string">
            <text:p>second/download/bftpd/bftpd-gumtree/bftpd_bftpd_repos_log_46.cpp</text:p>
          </table:table-cell>
          <table:table-cell office:value-type="string" calcext:value-type="string">
            <text:p>{</text:p>
            <text:p>char str[MAX_STRING_LENGTH + 1];</text:p>
            <text:p>char *foo;</text:p>
            <text:p>int maxusers;</text:p>
            <text:p>        char *file_auth;   /* if used, points to file used to auth users */</text:p>
            <text:p>        char *home_directory = NULL;   /* retrieved from auth_file */</text:p>
            <text:p>        char *anonymous = NULL;</text:p>
            <text:p>        unsigned long get_maxusers;</text:p>
            <text:p>        int anon_ok = FALSE;</text:p>
            <text:p/>
            <text:p>        str[0] = '\0';     /* avoid garbage in str */</text:p>
            <text:p>        file_auth = config_getoption("FILE_AUTH");</text:p>
            <text:p/>
            <text:p>        if (! file_auth[0] )    /* not using auth file */</text:p>
            <text:p>        {</text:p>
            <text:p>           /* check to see if regular authentication is avail */</text:p>
            <text:p>           anonymous = config_getoption("ANONYMOUS_USER");</text:p>
            <text:p>           if (! strcasecmp(anonymous, "yes") )</text:p>
            <text:p>           {</text:p>
            <text:p>              home_directory = "/";</text:p>
            <text:p>              anon_ok = TRUE;</text:p>
            <text:p>           }</text:p>
            <text:p>           #ifndef NO_GETPWNAM</text:p>
            <text:p>   else if (!getpwnam(user)) {</text:p>
            <text:p>                control_printf(SL_FAILURE, "530 Login incorrect.");</text:p>
            <text:p>// exit(0);</text:p>
            <text:p>                return -1;</text:p>
            <text:p>           }</text:p>
            <text:p>           #endif</text:p>
            <text:p>        }</text:p>
            <text:p>        /* we are using auth_file */</text:p>
            <text:p>        else</text:p>
            <text:p>        {</text:p>
            <text:p>           home_directory = check_file_password(file_auth, user, password);</text:p>
            <text:p>           anonymous = config_getoption("ANONYMOUS_USER");</text:p>
            <text:p>           if (! home_directory)</text:p>
            <text:p>           {</text:p>
            <text:p>               if (! strcasecmp(anonymous, "yes") )</text:p>
            <text:p>                   home_directory = "/";</text:p>
            <text:p>               else</text:p>
            <text:p>               {</text:p>
            <text:p>                  control_printf(SL_FAILURE, "530 Anonymous user not allowed.");</text:p>
            <text:p>                  //exit(0);</text:p>
            <text:p>                  return -1;</text:p>
            <text:p>               }</text:p>
            <text:p>           }</text:p>
            <text:p>        }</text:p>
            <text:p/>
            <text:p>if (strncasecmp(foo = config_getoption("DENY_LOGIN"), "no", 2)) {</text:p>
            <text:p>if (foo[0] != '\0') {</text:p>
            <text:p>if (strncasecmp(foo, "yes", 3))</text:p>
            <text:p>control_printf(SL_FAILURE, "530-Server disabled.\r\n421 Reason: %s", foo);</text:p>
            <text:p>else</text:p>
            <text:p>control_printf(SL_FAILURE, "530 Login incorrect.");</text:p>
            <text:p>bftpd_log("Login as user '%s' failed: Server disabled.\n", user);</text:p>
            <text:p>exit(0);</text:p>
            <text:p>}</text:p>
            <text:p>}</text:p>
            <text:p>get_maxusers = strtoul(config_getoption("USERLIMIT_GLOBAL"), NULL, 10);</text:p>
            <text:p>        if (get_maxusers &lt;= INT_MAX)</text:p>
            <text:p>           maxusers = get_maxusers;</text:p>
            <text:p>        else</text:p>
            <text:p>        {</text:p>
            <text:p>           bftpd_log("Error getting max users for GLOBAL in bftpd_login.\n", 0);</text:p>
            <text:p>           maxusers = 0;</text:p>
            <text:p>        }</text:p>
            <text:p>if ((maxusers) &amp;&amp; (maxusers == bftpdutmp_usercount("*"))) {</text:p>
            <text:p>control_printf(SL_FAILURE, "421 There are already %i users logged in.", maxusers);</text:p>
            <text:p>                bftpd_log("Login as user '%s' failed. Too many users on server.\n", user);</text:p>
            <text:p>exit(0);</text:p>
            <text:p>}</text:p>
            <text:p>get_maxusers = strtoul(config_getoption("USERLIMIT_SINGLEUSER"), NULL, 10);</text:p>
            <text:p>        if (get_maxusers &lt;= INT_MAX)</text:p>
            <text:p>           maxusers = get_maxusers;</text:p>
            <text:p>        else</text:p>
            <text:p>        {</text:p>
            <text:p>           bftpd_log("error getting max users (SINGLE USER) in bftpd_login.\n", 0);</text:p>
            <text:p>           maxusers = 0;</text:p>
            <text:p>        }</text:p>
            <text:p>if ((maxusers) &amp;&amp; (maxusers == bftpdutmp_usercount(user))) {</text:p>
            <text:p>control_printf(SL_FAILURE, "421 User %s is already logged in %i times.", user, maxusers);</text:p>
            <text:p>                bftpd_log("Login as user '%s' failed. Already logged in %d times.", maxusers);</text:p>
            <text:p>exit(0);</text:p>
            <text:p>}</text:p>
            <text:p/>
            <text:p>        /* Check to see if we should block mulitple logins from the same machine.</text:p>
            <text:p>           -- Jesse &lt;slicer69@hotmail.com&gt;</text:p>
            <text:p>        */</text:p>
            <text:p>        get_maxusers = strtoul( config_getoption("USERLIMIT_HOST"), NULL, 10);</text:p>
            <text:p>        if (get_maxusers &lt;= INT_MAX)</text:p>
            <text:p>           maxusers = get_maxusers;</text:p>
            <text:p>        else</text:p>
            <text:p>        {</text:p>
            <text:p>            bftpd_log("Error getting max users per HOST in bftpd_login.\n", 0);</text:p>
            <text:p>            maxusers = 0;</text:p>
            <text:p>        }</text:p>
            <text:p/>
            <text:p>        if ( (maxusers) &amp;&amp; (maxusers == bftpdutmp_dup_ip_count(remotehostname) ) )</text:p>
            <text:p>        {</text:p>
            <text:p>            control_printf(SL_FAILURE, "421 Too many connections from your IP address.");</text:p>
            <text:p>            bftpd_log("Login as user '%s' failed. Already %d connections from %s.\n", user, maxusers, remotehostname);</text:p>
            <text:p>            exit(0);</text:p>
            <text:p>        }</text:p>
            <text:p>       </text:p>
            <text:p>        /* disable these checks when logging in via auth file */</text:p>
            <text:p>        if ( (! file_auth[0] ) &amp;&amp; (!anon_ok) )</text:p>
            <text:p>        {</text:p>
            <text:p>            #ifndef NO_GETPWNAM</text:p>
            <text:p>    if(checkuser() || checkshell()) {</text:p>
            <text:p>control_printf(SL_FAILURE, "530 Login incorrect.");</text:p>
            <text:p>// exit(0);</text:p>
            <text:p>                return -1;</text:p>
            <text:p>    }</text:p>
            <text:p>            #endif</text:p>
            <text:p>        }</text:p>
            <text:p/>
            <text:p>        /* do not do this check when we are using auth_file */</text:p>
            <text:p>        if ( (! file_auth[0] ) &amp;&amp; (! anon_ok) )</text:p>
            <text:p>        {</text:p>
            <text:p>            #ifndef NO_GETPWNAM</text:p>
            <text:p>    if (checkpass(password))</text:p>
            <text:p>return 1;</text:p>
            <text:p>            #endif</text:p>
            <text:p>        }</text:p>
            <text:p/>
            <text:p>if (strcasecmp((char *) config_getoption("RATIO"), "none")) {</text:p>
            <text:p>sscanf((char *) config_getoption("RATIO"), "%i/%i",</text:p>
            <text:p>   &amp;ratio_send, &amp;ratio_recv);</text:p>
            <text:p>}</text:p>
            <text:p/>
            <text:p>        /* do these checks if logging in via normal methods */</text:p>
            <text:p>        if ( (! file_auth[0]) &amp;&amp; (! anon_ok) )</text:p>
            <text:p>        {</text:p>
            <text:p>     strcpy(str, config_getoption("ROOTDIR"));</text:p>
            <text:p>     if (!str[0])</text:p>
            <text:p>strcpy(str, "%h");</text:p>
            <text:p>     replace(str, "%u", userinfo.pw_name, MAX_STRING_LENGTH);</text:p>
            <text:p>     replace(str, "%h", userinfo.pw_dir, MAX_STRING_LENGTH);</text:p>
            <text:p>     if (!strcasecmp(config_getoption("RESOLVE_UIDS"), "yes")) </text:p>
            <text:p>             {</text:p>
            <text:p>passwdfile = fopen("/etc/passwd", "r");</text:p>
            <text:p>groupfile = fopen("/etc/group", "r");</text:p>
            <text:p>     } </text:p>
            <text:p/>
            <text:p>setgid(userinfo.pw_gid);</text:p>
            <text:p>initgroups(userinfo.pw_name, userinfo.pw_gid);</text:p>
            <text:p>if (strcasecmp(config_getoption("DO_CHROOT"), "no")) {</text:p>
            <text:p>if (chroot(str)) {</text:p>
            <text:p>control_printf(SL_FAILURE, "421 Unable to change root directory.\r\n%s.",</text:p>
            <text:p>strerror(errno));</text:p>
            <text:p>exit(0);</text:p>
            <text:p>}</text:p>
            <text:p>if (bftpd_setuid(userinfo.pw_uid)) {</text:p>
            <text:p>control_printf(SL_FAILURE, "421 Unable to change uid.\r\n");</text:p>
            <text:p>exit(0);</text:p>
            <text:p>}</text:p>
            <text:p>if (chdir("/")) {</text:p>
            <text:p>control_printf(SL_FAILURE, "421 Unable to change working directory.\r\n%s.",</text:p>
            <text:p> strerror(errno));</text:p>
            <text:p>exit(0);</text:p>
            <text:p>}</text:p>
            <text:p>} else {</text:p>
            <text:p>if (bftpd_setuid(userinfo.pw_uid)) {</text:p>
            <text:p>control_printf(SL_FAILURE, "421 Unable to change uid.\r\n");</text:p>
            <text:p>exit(0);</text:p>
            <text:p>}</text:p>
            <text:p>if (chdir(str)) {</text:p>
            <text:p>control_printf(SL_FAILURE, "230 Couldn't change cwd to '%s': %s.\r\n", str,</text:p>
            <text:p> strerror(errno));</text:p>
            <text:p>chdir("/");</text:p>
            <text:p>}</text:p>
            <text:p>}</text:p>
            <text:p/>
            <text:p>        }   /* end of if we are using regular authentication methods */</text:p>
            <text:p/>
            <text:p>        /* perhaps we are using anonymous logins, but not file_auth? */</text:p>
            <text:p>        else if ( (! file_auth[0]) &amp;&amp; (anon_ok) )</text:p>
            <text:p>        {</text:p>
            <text:p>          strcpy(str, config_getoption("ROOTDIR"));</text:p>
            <text:p>          if (! str[0])</text:p>
            <text:p>             str[0] = '/';</text:p>
            <text:p>          replace(str, "%h", home_directory, MAX_STRING_LENGTH);</text:p>
            <text:p>          replace(str, "%u", user, MAX_STRING_LENGTH);</text:p>
            <text:p>          /* should we chroot? */</text:p>
            <text:p>          if (! strcasecmp(config_getoption("DO_CHROOT"), "yes") )</text:p>
            <text:p>          {</text:p>
            <text:p>             if ( chroot(str) )</text:p>
            <text:p>             {</text:p>
            <text:p>                 control_printf(SL_FAILURE, "421 Unable to change root directory.\r\n");</text:p>
            <text:p>                 exit(0);</text:p>
            <text:p>             }</text:p>
            <text:p>             if ( chdir("/") )</text:p>
            <text:p>             {</text:p>
            <text:p>                 control_printf(SL_FAILURE, "421 Unable to change working directory.\r\n");</text:p>
            <text:p>                 exit(0);</text:p>
            <text:p>             }</text:p>
            <text:p>          } </text:p>
            <text:p>        </text:p>
            <text:p>        }        /* end of using anonymous login */</text:p>
            <text:p>        else     /* we are using file authentication */</text:p>
            <text:p>        {</text:p>
            <text:p>            /* get home directory */</text:p>
            <text:p>    strcpy(str, config_getoption("ROOTDIR"));</text:p>
            <text:p>            if (! str[0])</text:p>
            <text:p>                strcpy(str, "%h");</text:p>
            <text:p>    replace(str, "%h", home_directory, MAX_STRING_LENGTH);</text:p>
            <text:p>            replace(str, "%u", user, MAX_STRING_LENGTH);</text:p>
            <text:p/>
            <text:p>            /* see if we should change root */</text:p>
            <text:p>            if (! strcasecmp(config_getoption("DO_CHROOT"), "yes"))</text:p>
            <text:p>            {</text:p>
            <text:p>                if ( chroot(home_directory) )</text:p>
            <text:p>                {</text:p>
            <text:p>                    control_printf(SL_FAILURE, "421 Unable to change root directory.\r\n");</text:p>
            <text:p>                    exit(0);</text:p>
            <text:p>                }</text:p>
            <text:p>                if ( chdir("/") )</text:p>
            <text:p>                {</text:p>
            <text:p>                    control_printf(SL_FAILURE, "421 Unable to change working directory.\r\n");</text:p>
            <text:p>                    exit(0);</text:p>
            <text:p>                }</text:p>
            <text:p>            }</text:p>
            <text:p>               </text:p>
            <text:p>        }      /* end of using file auth */</text:p>
            <text:p/>
            <text:p>        new_umask();</text:p>
            <text:p>/* print_file(230, config_getoption("MOTD_USER")); */</text:p>
            <text:p>        strcpy(str, config_getoption("MOTD_USER"));</text:p>
            <text:p>        /* Allow user specific path to MOTD file. */</text:p>
            <text:p>        replace(str, "%h", home_directory, MAX_STRING_LENGTH);</text:p>
            <text:p>        replace(str, "%u", user, MAX_STRING_LENGTH);</text:p>
            <text:p>        print_file(230, str);</text:p>
            <text:p/>
            <text:p>control_printf(SL_SUCCESS, "230 User logged in.");</text:p>
            <text:p>#ifdef HAVE_UTMP_H</text:p>
            <text:p>bftpd_logwtmp(1);</text:p>
            <text:p>#endif</text:p>
            <text:p>        bftpdutmp_log(1);</text:p>
            <text:p>bftpd_log("Successfully logged in as user '%s'.\n", user);</text:p>
            <text:p>        if (config_getoption("AUTO_CHDIR")[0])</text:p>
            <text:p>            chdir(config_getoption("AUTO_CHDIR"));</text:p>
            <text:p/>
            <text:p>state = STATE_AUTHENTICATED;</text:p>
            <text:p>bftpd_cwd_init();</text:p>
            <text:p/>
            <text:p>        /* a little clean up before we go */</text:p>
            <text:p>        if ( (home_directory) &amp;&amp; ( strcmp(home_directory, "/" ) ) )</text:p>
            <text:p>            free(home_directory);</text:p>
            <text:p>           </text:p>
            <text:p>return 0;</text:p>
            <text:p>}</text:p>
          </table:table-cell>
          <table:table-cell office:value-type="string" calcext:value-type="string">
            <text:p>second/download/bftpd/bftpd-gumtree/bftpd_bftpd_repos_block_46.cpp</text:p>
          </table:table-cell>
          <table:table-cell office:value-type="string" calcext:value-type="string">
            <text:p>[39, 0, 0, 0, 0, 0, 5, 0, 0, 0, 48, 0, 0, 0, 0, 314, 0, 0, 8, 8, 0, 0, 3, 124, 0, 0, 0, 0, 4, 0, 117, 0, 0, 0, 0, 0, 0, 0, 0, 0, 0, 0, 0, 0, 0, 0, 107, 0, 350, 0, 0, 0, 0, 0, 0, 0, 0, 0, 0, 0, 0, 0, 0, 0, 0, 8, 0, 13, 0, 39, 39, 8, 0, 117, 0, 0, 84, 2, 206, 8, 0, 0, 0, 0, 0]</text:p>
          </table:table-cell>
          <table:table-cell office:value-type="string" calcext:value-type="string">
            <text:p>second/download/bftpd/bftpd/bftpd-joern/bftpd_bftpd_repos_function_46.cp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member", "!", "int", "!", "&amp;&amp;", "!", "checkpass_ret", "!", "&amp;&amp;"]</text:p>
          </table:table-cell>
          <table:table-cell office:value-type="string" calcext:value-type="string">
            <text:p>And(Not(And(Not(Not(member_e_l == null_e_r)),</text:p>
            <text:p>            Not(Not(int_e_l == null_e_r)))),</text:p>
            <text:p>    Not(Not(checkpass_ret_e_l == null_e_r)))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second/download/bftpd/bftpd/bftpd/login.cpp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ftpd_log("Successfully logged in as user '%s'.\n", user);</text:p>
          </table:table-cell>
          <table:table-cell office:value-type="string" calcext:value-type="string">
            <text:p>second/download/bftpd/bftpd-gumtree/bftpd_bftpd_repos_log_47.cpp</text:p>
          </table:table-cell>
          <table:table-cell office:value-type="string" calcext:value-type="string">
            <text:p>{</text:p>
            <text:p>char str[MAX_STRING_LENGTH + 1];</text:p>
            <text:p>char *foo;</text:p>
            <text:p>int maxusers;</text:p>
            <text:p>        char *file_auth;   /* if used, points to file used to auth users */</text:p>
            <text:p>        char *home_directory = NULL;   /* retrieved from auth_file */</text:p>
            <text:p>        char *anonymous = NULL;</text:p>
            <text:p>        unsigned long get_maxusers;</text:p>
            <text:p>        int anon_ok = FALSE;</text:p>
            <text:p/>
            <text:p>        str[0] = '\0';     /* avoid garbage in str */</text:p>
            <text:p>        file_auth = config_getoption("FILE_AUTH");</text:p>
            <text:p/>
            <text:p>        if (! file_auth[0] )    /* not using auth file */</text:p>
            <text:p>        {</text:p>
            <text:p>           /* check to see if regular authentication is avail */</text:p>
            <text:p>           anonymous = config_getoption("ANONYMOUS_USER");</text:p>
            <text:p>           if (! strcasecmp(anonymous, "yes") )</text:p>
            <text:p>           {</text:p>
            <text:p>              home_directory = "/";</text:p>
            <text:p>              anon_ok = TRUE;</text:p>
            <text:p>           }</text:p>
            <text:p>           #ifndef NO_GETPWNAM</text:p>
            <text:p>   else if (!getpwnam(user)) {</text:p>
            <text:p>                control_printf(SL_FAILURE, "530 Login incorrect.");</text:p>
            <text:p>// exit(0);</text:p>
            <text:p>                return -1;</text:p>
            <text:p>           }</text:p>
            <text:p>           #endif</text:p>
            <text:p>        }</text:p>
            <text:p>        /* we are using auth_file */</text:p>
            <text:p>        else</text:p>
            <text:p>        {</text:p>
            <text:p>           home_directory = check_file_password(file_auth, user, password);</text:p>
            <text:p>           anonymous = config_getoption("ANONYMOUS_USER");</text:p>
            <text:p>           if (! home_directory)</text:p>
            <text:p>           {</text:p>
            <text:p>               if (! strcasecmp(anonymous, "yes") )</text:p>
            <text:p>                   home_directory = "/";</text:p>
            <text:p>               else</text:p>
            <text:p>               {</text:p>
            <text:p>                  control_printf(SL_FAILURE, "530 Anonymous user not allowed.");</text:p>
            <text:p>                  //exit(0);</text:p>
            <text:p>                  return -1;</text:p>
            <text:p>               }</text:p>
            <text:p>           }</text:p>
            <text:p>        }</text:p>
            <text:p/>
            <text:p>if (strncasecmp(foo = config_getoption("DENY_LOGIN"), "no", 2)) {</text:p>
            <text:p>if (foo[0] != '\0') {</text:p>
            <text:p>if (strncasecmp(foo, "yes", 3))</text:p>
            <text:p>control_printf(SL_FAILURE, "530-Server disabled.\r\n421 Reason: %s", foo);</text:p>
            <text:p>else</text:p>
            <text:p>control_printf(SL_FAILURE, "530 Login incorrect.");</text:p>
            <text:p>bftpd_log("Login as user '%s' failed: Server disabled.\n", user);</text:p>
            <text:p>exit(0);</text:p>
            <text:p>}</text:p>
            <text:p>}</text:p>
            <text:p>get_maxusers = strtoul(config_getoption("USERLIMIT_GLOBAL"), NULL, 10);</text:p>
            <text:p>        if (get_maxusers &lt;= INT_MAX)</text:p>
            <text:p>           maxusers = get_maxusers;</text:p>
            <text:p>        else</text:p>
            <text:p>        {</text:p>
            <text:p>           bftpd_log("Error getting max users for GLOBAL in bftpd_login.\n", 0);</text:p>
            <text:p>           maxusers = 0;</text:p>
            <text:p>        }</text:p>
            <text:p>if ((maxusers) &amp;&amp; (maxusers == bftpdutmp_usercount("*"))) {</text:p>
            <text:p>control_printf(SL_FAILURE, "421 There are already %i users logged in.", maxusers);</text:p>
            <text:p>                bftpd_log("Login as user '%s' failed. Too many users on server.\n", user);</text:p>
            <text:p>exit(0);</text:p>
            <text:p>}</text:p>
            <text:p>get_maxusers = strtoul(config_getoption("USERLIMIT_SINGLEUSER"), NULL, 10);</text:p>
            <text:p>        if (get_maxusers &lt;= INT_MAX)</text:p>
            <text:p>           maxusers = get_maxusers;</text:p>
            <text:p>        else</text:p>
            <text:p>        {</text:p>
            <text:p>           bftpd_log("error getting max users (SINGLE USER) in bftpd_login.\n", 0);</text:p>
            <text:p>           maxusers = 0;</text:p>
            <text:p>        }</text:p>
            <text:p>if ((maxusers) &amp;&amp; (maxusers == bftpdutmp_usercount(user))) {</text:p>
            <text:p>control_printf(SL_FAILURE, "421 User %s is already logged in %i times.", user, maxusers);</text:p>
            <text:p>                bftpd_log("Login as user '%s' failed. Already logged in %d times.", maxusers);</text:p>
            <text:p>exit(0);</text:p>
            <text:p>}</text:p>
            <text:p/>
            <text:p>        /* Check to see if we should block mulitple logins from the same machine.</text:p>
            <text:p>           -- Jesse &lt;slicer69@hotmail.com&gt;</text:p>
            <text:p>        */</text:p>
            <text:p>        get_maxusers = strtoul( config_getoption("USERLIMIT_HOST"), NULL, 10);</text:p>
            <text:p>        if (get_maxusers &lt;= INT_MAX)</text:p>
            <text:p>           maxusers = get_maxusers;</text:p>
            <text:p>        else</text:p>
            <text:p>        {</text:p>
            <text:p>            bftpd_log("Error getting max users per HOST in bftpd_login.\n", 0);</text:p>
            <text:p>            maxusers = 0;</text:p>
            <text:p>        }</text:p>
            <text:p/>
            <text:p>        if ( (maxusers) &amp;&amp; (maxusers == bftpdutmp_dup_ip_count(remotehostname) ) )</text:p>
            <text:p>        {</text:p>
            <text:p>            control_printf(SL_FAILURE, "421 Too many connections from your IP address.");</text:p>
            <text:p>            bftpd_log("Login as user '%s' failed. Already %d connections from %s.\n", user, maxusers, remotehostname);</text:p>
            <text:p>            exit(0);</text:p>
            <text:p>        }</text:p>
            <text:p>       </text:p>
            <text:p>        /* disable these checks when logging in via auth file */</text:p>
            <text:p>        if ( (! file_auth[0] ) &amp;&amp; (!anon_ok) )</text:p>
            <text:p>        {</text:p>
            <text:p>            #ifndef NO_GETPWNAM</text:p>
            <text:p>    if(checkuser() || checkshell()) {</text:p>
            <text:p>control_printf(SL_FAILURE, "530 Login incorrect.");</text:p>
            <text:p>// exit(0);</text:p>
            <text:p>                return -1;</text:p>
            <text:p>    }</text:p>
            <text:p>            #endif</text:p>
            <text:p>        }</text:p>
            <text:p/>
            <text:p>        /* do not do this check when we are using auth_file */</text:p>
            <text:p>        if ( (! file_auth[0] ) &amp;&amp; (! anon_ok) )</text:p>
            <text:p>        {</text:p>
            <text:p>            #ifndef NO_GETPWNAM</text:p>
            <text:p>    if (checkpass(password))</text:p>
            <text:p>return 1;</text:p>
            <text:p>            #endif</text:p>
            <text:p>        }</text:p>
            <text:p/>
            <text:p>if (strcasecmp((char *) config_getoption("RATIO"), "none")) {</text:p>
            <text:p>sscanf((char *) config_getoption("RATIO"), "%i/%i",</text:p>
            <text:p>   &amp;ratio_send, &amp;ratio_recv);</text:p>
            <text:p>}</text:p>
            <text:p/>
            <text:p>        /* do these checks if logging in via normal methods */</text:p>
            <text:p>        if ( (! file_auth[0]) &amp;&amp; (! anon_ok) )</text:p>
            <text:p>        {</text:p>
            <text:p>     strcpy(str, config_getoption("ROOTDIR"));</text:p>
            <text:p>     if (!str[0])</text:p>
            <text:p>strcpy(str, "%h");</text:p>
            <text:p>     replace(str, "%u", userinfo.pw_name, MAX_STRING_LENGTH);</text:p>
            <text:p>     replace(str, "%h", userinfo.pw_dir, MAX_STRING_LENGTH);</text:p>
            <text:p>     if (!strcasecmp(config_getoption("RESOLVE_UIDS"), "yes")) </text:p>
            <text:p>             {</text:p>
            <text:p>passwdfile = fopen("/etc/passwd", "r");</text:p>
            <text:p>groupfile = fopen("/etc/group", "r");</text:p>
            <text:p>     } </text:p>
            <text:p/>
            <text:p>setgid(userinfo.pw_gid);</text:p>
            <text:p>initgroups(userinfo.pw_name, userinfo.pw_gid);</text:p>
            <text:p>if (strcasecmp(config_getoption("DO_CHROOT"), "no")) {</text:p>
            <text:p>if (chroot(str)) {</text:p>
            <text:p>control_printf(SL_FAILURE, "421 Unable to change root directory.\r\n%s.",</text:p>
            <text:p>strerror(errno));</text:p>
            <text:p>exit(0);</text:p>
            <text:p>}</text:p>
            <text:p>if (bftpd_setuid(userinfo.pw_uid)) {</text:p>
            <text:p>control_printf(SL_FAILURE, "421 Unable to change uid.\r\n");</text:p>
            <text:p>exit(0);</text:p>
            <text:p>}</text:p>
            <text:p>if (chdir("/")) {</text:p>
            <text:p>control_printf(SL_FAILURE, "421 Unable to change working directory.\r\n%s.",</text:p>
            <text:p> strerror(errno));</text:p>
            <text:p>exit(0);</text:p>
            <text:p>}</text:p>
            <text:p>} else {</text:p>
            <text:p>if (bftpd_setuid(userinfo.pw_uid)) {</text:p>
            <text:p>control_printf(SL_FAILURE, "421 Unable to change uid.\r\n");</text:p>
            <text:p>exit(0);</text:p>
            <text:p>}</text:p>
            <text:p>if (chdir(str)) {</text:p>
            <text:p>control_printf(SL_FAILURE, "230 Couldn't change cwd to '%s': %s.\r\n", str,</text:p>
            <text:p> strerror(errno));</text:p>
            <text:p>chdir("/");</text:p>
            <text:p>}</text:p>
            <text:p>}</text:p>
            <text:p/>
            <text:p>        }   /* end of if we are using regular authentication methods */</text:p>
            <text:p/>
            <text:p>        /* perhaps we are using anonymous logins, but not file_auth? */</text:p>
            <text:p>        else if ( (! file_auth[0]) &amp;&amp; (anon_ok) )</text:p>
            <text:p>        {</text:p>
            <text:p>          strcpy(str, config_getoption("ROOTDIR"));</text:p>
            <text:p>          if (! str[0])</text:p>
            <text:p>             str[0] = '/';</text:p>
            <text:p>          replace(str, "%h", home_directory, MAX_STRING_LENGTH);</text:p>
            <text:p>          replace(str, "%u", user, MAX_STRING_LENGTH);</text:p>
            <text:p>          /* should we chroot? */</text:p>
            <text:p>          if (! strcasecmp(config_getoption("DO_CHROOT"), "yes") )</text:p>
            <text:p>          {</text:p>
            <text:p>             if ( chroot(str) )</text:p>
            <text:p>             {</text:p>
            <text:p>                 control_printf(SL_FAILURE, "421 Unable to change root directory.\r\n");</text:p>
            <text:p>                 exit(0);</text:p>
            <text:p>             }</text:p>
            <text:p>             if ( chdir("/") )</text:p>
            <text:p>             {</text:p>
            <text:p>                 control_printf(SL_FAILURE, "421 Unable to change working directory.\r\n");</text:p>
            <text:p>                 exit(0);</text:p>
            <text:p>             }</text:p>
            <text:p>          } </text:p>
            <text:p>        </text:p>
            <text:p>        }        /* end of using anonymous login */</text:p>
            <text:p>        else     /* we are using file authentication */</text:p>
            <text:p>        {</text:p>
            <text:p>            /* get home directory */</text:p>
            <text:p>    strcpy(str, config_getoption("ROOTDIR"));</text:p>
            <text:p>            if (! str[0])</text:p>
            <text:p>                strcpy(str, "%h");</text:p>
            <text:p>    replace(str, "%h", home_directory, MAX_STRING_LENGTH);</text:p>
            <text:p>            replace(str, "%u", user, MAX_STRING_LENGTH);</text:p>
            <text:p/>
            <text:p>            /* see if we should change root */</text:p>
            <text:p>            if (! strcasecmp(config_getoption("DO_CHROOT"), "yes"))</text:p>
            <text:p>            {</text:p>
            <text:p>                if ( chroot(home_directory) )</text:p>
            <text:p>                {</text:p>
            <text:p>                    control_printf(SL_FAILURE, "421 Unable to change root directory.\r\n");</text:p>
            <text:p>                    exit(0);</text:p>
            <text:p>                }</text:p>
            <text:p>                if ( chdir("/") )</text:p>
            <text:p>                {</text:p>
            <text:p>                    control_printf(SL_FAILURE, "421 Unable to change working directory.\r\n");</text:p>
            <text:p>                    exit(0);</text:p>
            <text:p>                }</text:p>
            <text:p>            }</text:p>
            <text:p>               </text:p>
            <text:p>        }      /* end of using file auth */</text:p>
            <text:p/>
            <text:p>        new_umask();</text:p>
            <text:p>/* print_file(230, config_getoption("MOTD_USER")); */</text:p>
            <text:p>        strcpy(str, config_getoption("MOTD_USER"));</text:p>
            <text:p>        /* Allow user specific path to MOTD file. */</text:p>
            <text:p>        replace(str, "%h", home_directory, MAX_STRING_LENGTH);</text:p>
            <text:p>        replace(str, "%u", user, MAX_STRING_LENGTH);</text:p>
            <text:p>        print_file(230, str);</text:p>
            <text:p/>
            <text:p>control_printf(SL_SUCCESS, "230 User logged in.");</text:p>
            <text:p>#ifdef HAVE_UTMP_H</text:p>
            <text:p>bftpd_logwtmp(1);</text:p>
            <text:p>#endif</text:p>
            <text:p>        bftpdutmp_log(1);</text:p>
            <text:p>bftpd_log("Successfully logged in as user '%s'.\n", user);</text:p>
            <text:p>        if (config_getoption("AUTO_CHDIR")[0])</text:p>
            <text:p>            chdir(config_getoption("AUTO_CHDIR"));</text:p>
            <text:p/>
            <text:p>state = STATE_AUTHENTICATED;</text:p>
            <text:p>bftpd_cwd_init();</text:p>
            <text:p/>
            <text:p>        /* a little clean up before we go */</text:p>
            <text:p>        if ( (home_directory) &amp;&amp; ( strcmp(home_directory, "/" ) ) )</text:p>
            <text:p>            free(home_directory);</text:p>
            <text:p>           </text:p>
            <text:p>return 0;</text:p>
            <text:p>}</text:p>
          </table:table-cell>
          <table:table-cell office:value-type="string" calcext:value-type="string">
            <text:p>second/download/bftpd/bftpd-gumtree/bftpd_bftpd_repos_block_47.cpp</text:p>
          </table:table-cell>
          <table:table-cell office:value-type="string" calcext:value-type="string">
            <text:p>[39, 0, 0, 0, 0, 0, 5, 0, 0, 0, 48, 0, 0, 0, 0, 314, 0, 0, 8, 8, 0, 0, 3, 124, 0, 0, 0, 0, 4, 0, 117, 0, 0, 0, 0, 0, 0, 0, 0, 0, 0, 0, 0, 0, 0, 0, 107, 0, 350, 0, 0, 0, 0, 0, 0, 0, 0, 0, 0, 0, 0, 0, 0, 0, 0, 8, 0, 13, 0, 39, 39, 8, 0, 117, 0, 0, 84, 2, 206, 8, 0, 0, 0, 0, 0]</text:p>
          </table:table-cell>
          <table:table-cell office:value-type="string" calcext:value-type="string">
            <text:p>second/download/bftpd/bftpd/bftpd-joern/bftpd_bftpd_repos_function_47.cpp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["string", "unkown"]</text:p>
          </table:table-cell>
          <table:table-cell office:value-type="string" calcext:value-type="string">
            <text:p>["member", "!", "int", "!", "&amp;&amp;", "!", "checkpass_ret", "!", "&amp;&amp;"]</text:p>
          </table:table-cell>
          <table:table-cell office:value-type="string" calcext:value-type="string">
            <text:p>And(Not(And(Not(Not(member_e_l == null_e_r)),</text:p>
            <text:p>            Not(Not(int_e_l == null_e_r)))),</text:p>
            <text:p>    Not(Not(checkpass_ret_e_l == null_e_r)))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cond/download/bftpd/bftpd/bftpd/login.cpp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control_printf(SL_FAILURE, "421 Unable to change root directory.\r\n%s.",</text:p>
            <text:p>strerror(errno));</text:p>
          </table:table-cell>
          <table:table-cell office:value-type="string" calcext:value-type="string">
            <text:p>second/download/bftpd/bftpd-gumtree/bftpd_bftpd_repos_log_37.cpp</text:p>
          </table:table-cell>
          <table:table-cell office:value-type="string" calcext:value-type="string">
            <text:p>{</text:p>
            <text:p>control_printf(SL_FAILURE, "421 Unable to change root directory.\r\n%s.",</text:p>
            <text:p>strerror(errno));</text:p>
            <text:p>exit(0);</text:p>
            <text:p>}</text:p>
          </table:table-cell>
          <table:table-cell office:value-type="string" calcext:value-type="string">
            <text:p>second/download/bftpd/bftpd-gumtree/bftpd_bftpd_repos_block_37.cpp</text:p>
          </table:table-cell>
          <table:table-cell office:value-type="string" calcext:value-type="string">
            <text:p>[0, 0, 0, 0, 0, 0, 0, 0, 0, 0, 1, 0, 0, 0, 0, 5, 0, 0, 0, 0, 0, 0, 0, 2, 0, 0, 0, 0, 0, 0, 3, 0, 0, 0, 0, 0, 0, 0, 0, 0, 0, 0, 0, 0, 0, 0, 0, 0, 7, 0, 0, 0, 0, 0, 0, 0, 0, 0, 0, 0, 0, 0, 0, 0, 0, 0, 0, 0, 0, 0, 0, 0, 0, 3, 0, 0, 2, 0, 5, 0, 0, 0, 0, 0, 0]</text:p>
          </table:table-cell>
          <table:table-cell office:value-type="string" calcext:value-type="string">
            <text:p>second/download/bftpd/bftpd/bftpd-joern/bftpd_bftpd_repos_function_37.cp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"macro", "string", "strerror_ret"]</text:p>
          </table:table-cell>
          <table:table-cell office:value-type="string" calcext:value-type="string">
            <text:p>["chroot_ret"]</text:p>
          </table:table-cell>
          <table:table-cell office:value-type="string" calcext:value-type="string">
            <text:p>Not(chroot_ret_e_l == null_e_r)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login.cpp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ntrol_printf(SL_FAILURE, "421 Unable to change root directory.\r\n");</text:p>
          </table:table-cell>
          <table:table-cell office:value-type="string" calcext:value-type="string">
            <text:p>second/download/bftpd/bftpd-gumtree/bftpd_bftpd_repos_log_42.cpp</text:p>
          </table:table-cell>
          <table:table-cell office:value-type="string" calcext:value-type="string">
            <text:p>{</text:p>
            <text:p>                 control_printf(SL_FAILURE, "421 Unable to change root directory.\r\n");</text:p>
            <text:p>                 exit(0);</text:p>
            <text:p>             }</text:p>
          </table:table-cell>
          <table:table-cell office:value-type="string" calcext:value-type="string">
            <text:p>second/download/bftpd/bftpd-gumtree/bftpd_bftpd_repos_block_42.cpp</text:p>
          </table:table-cell>
          <table:table-cell office:value-type="string" calcext:value-type="string">
            <text:p>[0, 0, 0, 0, 0, 0, 0, 0, 0, 0, 1, 0, 0, 0, 0, 3, 0, 0, 0, 0, 0, 0, 0, 2, 0, 0, 0, 0, 0, 0, 2, 0, 0, 0, 0, 0, 0, 0, 0, 0, 0, 0, 0, 0, 0, 0, 0, 0, 5, 0, 0, 0, 0, 0, 0, 0, 0, 0, 0, 0, 0, 0, 0, 0, 0, 0, 0, 0, 0, 0, 0, 0, 0, 2, 0, 0, 2, 0, 3, 0, 0, 0, 0, 0, 0]</text:p>
          </table:table-cell>
          <table:table-cell office:value-type="string" calcext:value-type="string">
            <text:p>second/download/bftpd/bftpd/bftpd-joern/bftpd_bftpd_repos_function_42.cpp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chroot_ret"]</text:p>
          </table:table-cell>
          <table:table-cell office:value-type="string" calcext:value-type="string">
            <text:p>Not(chroot_ret_e_l == null_e_r)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login.cpp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ontrol_printf(SL_FAILURE, "421 Unable to change root directory.\r\n");</text:p>
          </table:table-cell>
          <table:table-cell office:value-type="string" calcext:value-type="string">
            <text:p>second/download/bftpd/bftpd-gumtree/bftpd_bftpd_repos_log_44.cpp</text:p>
          </table:table-cell>
          <table:table-cell office:value-type="string" calcext:value-type="string">
            <text:p>{</text:p>
            <text:p>                    control_printf(SL_FAILURE, "421 Unable to change root directory.\r\n");</text:p>
            <text:p>                    exit(0);</text:p>
            <text:p>                }</text:p>
          </table:table-cell>
          <table:table-cell office:value-type="string" calcext:value-type="string">
            <text:p>second/download/bftpd/bftpd-gumtree/bftpd_bftpd_repos_block_44.cpp</text:p>
          </table:table-cell>
          <table:table-cell office:value-type="string" calcext:value-type="string">
            <text:p>[0, 0, 0, 0, 0, 0, 0, 0, 0, 0, 1, 0, 0, 0, 0, 3, 0, 0, 0, 0, 0, 0, 0, 2, 0, 0, 0, 0, 0, 0, 2, 0, 0, 0, 0, 0, 0, 0, 0, 0, 0, 0, 0, 0, 0, 0, 0, 0, 5, 0, 0, 0, 0, 0, 0, 0, 0, 0, 0, 0, 0, 0, 0, 0, 0, 0, 0, 0, 0, 0, 0, 0, 0, 2, 0, 0, 2, 0, 3, 0, 0, 0, 0, 0, 0]</text:p>
          </table:table-cell>
          <table:table-cell office:value-type="string" calcext:value-type="string">
            <text:p>second/download/bftpd/bftpd/bftpd-joern/bftpd_bftpd_repos_function_44.cp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chroot_ret"]</text:p>
          </table:table-cell>
          <table:table-cell office:value-type="string" calcext:value-type="string">
            <text:p>Not(chroot_ret_e_l == null_e_r)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login.cpp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control_printf(SL_FAILURE, "421 Unable to change uid.\r\n");</text:p>
          </table:table-cell>
          <table:table-cell office:value-type="string" calcext:value-type="string">
            <text:p>second/download/bftpd/bftpd-gumtree/bftpd_bftpd_repos_log_38.cpp</text:p>
          </table:table-cell>
          <table:table-cell office:value-type="string" calcext:value-type="string">
            <text:p>{</text:p>
            <text:p>control_printf(SL_FAILURE, "421 Unable to change uid.\r\n");</text:p>
            <text:p>exit(0);</text:p>
            <text:p>}</text:p>
          </table:table-cell>
          <table:table-cell office:value-type="string" calcext:value-type="string">
            <text:p>second/download/bftpd/bftpd-gumtree/bftpd_bftpd_repos_block_38.cpp</text:p>
          </table:table-cell>
          <table:table-cell office:value-type="string" calcext:value-type="string">
            <text:p>[0, 0, 0, 0, 0, 0, 0, 0, 0, 0, 1, 0, 0, 0, 0, 3, 0, 0, 0, 0, 0, 0, 0, 2, 0, 0, 0, 0, 0, 0, 2, 0, 0, 0, 0, 0, 0, 0, 0, 0, 0, 0, 0, 0, 0, 0, 0, 0, 5, 0, 0, 0, 0, 0, 0, 0, 0, 0, 0, 0, 0, 0, 0, 0, 0, 0, 0, 0, 0, 0, 0, 0, 0, 2, 0, 0, 2, 0, 3, 0, 0, 0, 0, 0, 0]</text:p>
          </table:table-cell>
          <table:table-cell office:value-type="string" calcext:value-type="string">
            <text:p>second/download/bftpd/bftpd/bftpd-joern/bftpd_bftpd_repos_function_38.cp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bftpd_setuid_ret"]</text:p>
          </table:table-cell>
          <table:table-cell office:value-type="string" calcext:value-type="string">
            <text:p>Not(bftpd_setuid_ret_e_l == null_e_r)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login.cpp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ontrol_printf(SL_FAILURE, "421 Unable to change uid.\r\n");</text:p>
          </table:table-cell>
          <table:table-cell office:value-type="string" calcext:value-type="string">
            <text:p>second/download/bftpd/bftpd-gumtree/bftpd_bftpd_repos_log_40.cpp</text:p>
          </table:table-cell>
          <table:table-cell office:value-type="string" calcext:value-type="string">
            <text:p>{</text:p>
            <text:p>control_printf(SL_FAILURE, "421 Unable to change uid.\r\n");</text:p>
            <text:p>exit(0);</text:p>
            <text:p>}</text:p>
          </table:table-cell>
          <table:table-cell office:value-type="string" calcext:value-type="string">
            <text:p>second/download/bftpd/bftpd-gumtree/bftpd_bftpd_repos_block_40.cpp</text:p>
          </table:table-cell>
          <table:table-cell office:value-type="string" calcext:value-type="string">
            <text:p>[0, 0, 0, 0, 0, 0, 0, 0, 0, 0, 1, 0, 0, 0, 0, 3, 0, 0, 0, 0, 0, 0, 0, 2, 0, 0, 0, 0, 0, 0, 2, 0, 0, 0, 0, 0, 0, 0, 0, 0, 0, 0, 0, 0, 0, 0, 0, 0, 5, 0, 0, 0, 0, 0, 0, 0, 0, 0, 0, 0, 0, 0, 0, 0, 0, 0, 0, 0, 0, 0, 0, 0, 0, 2, 0, 0, 2, 0, 3, 0, 0, 0, 0, 0, 0]</text:p>
          </table:table-cell>
          <table:table-cell office:value-type="string" calcext:value-type="string">
            <text:p>second/download/bftpd/bftpd/bftpd-joern/bftpd_bftpd_repos_function_40.cp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bftpd_setuid_ret"]</text:p>
          </table:table-cell>
          <table:table-cell office:value-type="string" calcext:value-type="string">
            <text:p>Not(bftpd_setuid_ret_e_l == null_e_r)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5">
          <table:table-cell table:style-name="ce1" office:value-type="string" calcext:value-type="string">
            <text:p>second/download/bftpd/bftpd/bftpd/login.cpp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control_printf(SL_FAILURE, "421 Too many connections from your IP address.");</text:p>
          </table:table-cell>
          <table:table-cell table:style-name="ce1" office:value-type="string" calcext:value-type="string">
            <text:p>second/download/bftpd/bftpd-gumtree/bftpd_bftpd_repos_log_34.cpp</text:p>
          </table:table-cell>
          <table:table-cell table:style-name="ce1" office:value-type="string" calcext:value-type="string">
            <text:p>{</text:p>
            <text:p>            control_printf(SL_FAILURE, "421 Too many connections from your IP address.");</text:p>
            <text:p>            bftpd_log("Login as user '%s' failed. Already %d connections from %s.\n", user, maxusers, remotehostname);</text:p>
            <text:p>            exit(0);</text:p>
            <text:p>        }</text:p>
          </table:table-cell>
          <table:table-cell table:style-name="ce1" office:value-type="string" calcext:value-type="string">
            <text:p>second/download/bftpd/bftpd-gumtree/bftpd_bftpd_repos_block_34.cpp</text:p>
          </table:table-cell>
          <table:table-cell table:style-name="ce1" office:value-type="string" calcext:value-type="string">
            <text:p>[0, 0, 0, 0, 0, 0, 0, 0, 0, 0, 1, 0, 0, 0, 0, 7, 0, 0, 0, 0, 0, 0, 0, 3, 0, 0, 0, 0, 0, 0, 3, 0, 0, 0, 0, 0, 0, 0, 0, 0, 0, 0, 0, 0, 0, 0, 0, 0, 10, 0, 0, 0, 0, 0, 0, 0, 0, 0, 0, 0, 0, 0, 0, 0, 0, 0, 0, 0, 0, 0, 0, 0, 0, 3, 0, 0, 3, 0, 7, 0, 0, 0, 0, 0, 0]</text:p>
          </table:table-cell>
          <table:table-cell table:style-name="ce1" office:value-type="string" calcext:value-type="string">
            <text:p>second/download/bftpd/bftpd/bftpd-joern/bftpd_bftpd_repos_function_34.cpp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["macro", "string"]</text:p>
          </table:table-cell>
          <table:table-cell table:style-name="ce1" office:value-type="string" calcext:value-type="string">
            <text:p>["strtoul_ret", "strtoul_ret", "bftpdutmp_dup_ip_count_ret", "==", "&amp;&amp;"]</text:p>
          </table:table-cell>
          <table:table-cell table:style-name="ce1" office:value-type="string" calcext:value-type="string">
            <text:p>And(Not(null_e_l == strtoul_ret_e_r),</text:p>
            <text:p>    bftpdutmp_dup_ip_count_ret_e_l == strtoul_ret_e_r)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second/download/bftpd/bftpd/bftpd/login.cpp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bftpd_log("Login as user '%s' failed. Already %d connections from %s.\n", user, maxusers, remotehostname);</text:p>
          </table:table-cell>
          <table:table-cell table:style-name="ce1" office:value-type="string" calcext:value-type="string">
            <text:p>second/download/bftpd/bftpd-gumtree/bftpd_bftpd_repos_log_35.cpp</text:p>
          </table:table-cell>
          <table:table-cell table:style-name="ce1" office:value-type="string" calcext:value-type="string">
            <text:p>{</text:p>
            <text:p>            control_printf(SL_FAILURE, "421 Too many connections from your IP address.");</text:p>
            <text:p>            bftpd_log("Login as user '%s' failed. Already %d connections from %s.\n", user, maxusers, remotehostname);</text:p>
            <text:p>            exit(0);</text:p>
            <text:p>        }</text:p>
          </table:table-cell>
          <table:table-cell table:style-name="ce1" office:value-type="string" calcext:value-type="string">
            <text:p>second/download/bftpd/bftpd-gumtree/bftpd_bftpd_repos_block_35.cpp</text:p>
          </table:table-cell>
          <table:table-cell table:style-name="ce1" office:value-type="string" calcext:value-type="string">
            <text:p>[0, 0, 0, 0, 0, 0, 0, 0, 0, 0, 1, 0, 0, 0, 0, 7, 0, 0, 0, 0, 0, 0, 0, 3, 0, 0, 0, 0, 0, 0, 3, 0, 0, 0, 0, 0, 0, 0, 0, 0, 0, 0, 0, 0, 0, 0, 0, 0, 10, 0, 0, 0, 0, 0, 0, 0, 0, 0, 0, 0, 0, 0, 0, 0, 0, 0, 0, 0, 0, 0, 0, 0, 0, 3, 0, 0, 3, 0, 7, 0, 0, 0, 0, 0, 0]</text:p>
          </table:table-cell>
          <table:table-cell table:style-name="ce1" office:value-type="string" calcext:value-type="string">
            <text:p>second/download/bftpd/bftpd/bftpd-joern/bftpd_bftpd_repos_function_35.cpp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["string", "unkown", "strtoul_ret", "unkown"]</text:p>
          </table:table-cell>
          <table:table-cell table:style-name="ce1" office:value-type="string" calcext:value-type="string">
            <text:p>["strtoul_ret", "strtoul_ret", "bftpdutmp_dup_ip_count_ret", "==", "&amp;&amp;"]</text:p>
          </table:table-cell>
          <table:table-cell table:style-name="ce1" office:value-type="string" calcext:value-type="string">
            <text:p>And(Not(null_e_l == strtoul_ret_e_r),</text:p>
            <text:p>    bftpdutmp_dup_ip_count_ret_e_l == strtoul_ret_e_r)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1011"/>
        </table:table-row>
        <table:table-row table:style-name="ro4">
          <table:table-cell table:style-name="ce1" office:value-type="string" calcext:value-type="string">
            <text:p>second/download/bftpd/bftpd/bftpd/login.cpp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bftpd_log("Error getting max users for GLOBAL in bftpd_login.\n", 0);</text:p>
          </table:table-cell>
          <table:table-cell table:style-name="ce1" office:value-type="string" calcext:value-type="string">
            <text:p>second/download/bftpd/bftpd-gumtree/bftpd_bftpd_repos_log_27.cpp</text:p>
          </table:table-cell>
          <table:table-cell table:style-name="ce1" office:value-type="string" calcext:value-type="string">
            <text:p>{</text:p>
            <text:p>           bftpd_log("Error getting max users for GLOBAL in bftpd_login.\n", 0);</text:p>
            <text:p>           maxusers = 0;</text:p>
            <text:p>        }</text:p>
          </table:table-cell>
          <table:table-cell table:style-name="ce1" office:value-type="string" calcext:value-type="string">
            <text:p>second/download/bftpd/bftpd-gumtree/bftpd_bftpd_repos_block_27.cpp</text:p>
          </table:table-cell>
          <table:table-cell table:style-name="ce1" office:value-type="string" calcext:value-type="string">
            <text:p>[0, 0, 0, 0, 0, 0, 0, 0, 0, 0, 1, 0, 0, 0, 0, 2, 0, 0, 0, 0, 0, 0, 0, 3, 0, 0, 0, 0, 0, 0, 1, 0, 0, 0, 0, 0, 0, 0, 0, 0, 0, 0, 0, 0, 0, 0, 1, 0, 4, 0, 0, 0, 0, 0, 0, 0, 0, 0, 0, 0, 0, 0, 0, 0, 0, 0, 0, 0, 0, 0, 0, 0, 0, 1, 0, 0, 2, 0, 2, 0, 0, 0, 0, 0, 0]</text:p>
          </table:table-cell>
          <table:table-cell table:style-name="ce1" office:value-type="string" calcext:value-type="string">
            <text:p>second/download/bftpd/bftpd/bftpd-joern/bftpd_bftpd_repos_function_27.cpp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["string", "null"]</text:p>
          </table:table-cell>
          <table:table-cell table:style-name="ce1" office:value-type="string" calcext:value-type="string">
            <text:p>["strtoul_ret", "macro", "&lt;=", "!"]</text:p>
          </table:table-cell>
          <table:table-cell table:style-name="ce1" office:value-type="string" calcext:value-type="string">
            <text:p>Not(strtoul_ret_ge_r &lt;= macro_ge_l)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1011"/>
        </table:table-row>
        <table:table-row table:style-name="ro4">
          <table:table-cell table:style-name="ce1" office:value-type="string" calcext:value-type="string">
            <text:p>second/download/bftpd/bftpd/bftpd/login.cpp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bftpd_log("error getting max users (SINGLE USER) in bftpd_login.\n", 0);</text:p>
          </table:table-cell>
          <table:table-cell table:style-name="ce1" office:value-type="string" calcext:value-type="string">
            <text:p>second/download/bftpd/bftpd-gumtree/bftpd_bftpd_repos_log_30.cpp</text:p>
          </table:table-cell>
          <table:table-cell table:style-name="ce1" office:value-type="string" calcext:value-type="string">
            <text:p>{</text:p>
            <text:p>           bftpd_log("error getting max users (SINGLE USER) in bftpd_login.\n", 0);</text:p>
            <text:p>           maxusers = 0;</text:p>
            <text:p>        }</text:p>
          </table:table-cell>
          <table:table-cell table:style-name="ce1" office:value-type="string" calcext:value-type="string">
            <text:p>second/download/bftpd/bftpd-gumtree/bftpd_bftpd_repos_block_30.cpp</text:p>
          </table:table-cell>
          <table:table-cell table:style-name="ce1" office:value-type="string" calcext:value-type="string">
            <text:p>[0, 0, 0, 0, 0, 0, 0, 0, 0, 0, 1, 0, 0, 0, 0, 2, 0, 0, 0, 0, 0, 0, 0, 3, 0, 0, 0, 0, 0, 0, 1, 0, 0, 0, 0, 0, 0, 0, 0, 0, 0, 0, 0, 0, 0, 0, 1, 0, 4, 0, 0, 0, 0, 0, 0, 0, 0, 0, 0, 0, 0, 0, 0, 0, 0, 0, 0, 0, 0, 0, 0, 0, 0, 1, 0, 0, 2, 0, 2, 0, 0, 0, 0, 0, 0]</text:p>
          </table:table-cell>
          <table:table-cell table:style-name="ce1" office:value-type="string" calcext:value-type="string">
            <text:p>second/download/bftpd/bftpd/bftpd-joern/bftpd_bftpd_repos_function_30.cpp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["string", "null"]</text:p>
          </table:table-cell>
          <table:table-cell table:style-name="ce1" office:value-type="string" calcext:value-type="string">
            <text:p>["strtoul_ret", "macro", "&lt;=", "!"]</text:p>
          </table:table-cell>
          <table:table-cell table:style-name="ce1" office:value-type="string" calcext:value-type="string">
            <text:p>Not(strtoul_ret_ge_r &lt;= macro_ge_l)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1011"/>
        </table:table-row>
        <table:table-row table:style-name="ro4">
          <table:table-cell table:style-name="ce1" office:value-type="string" calcext:value-type="string">
            <text:p>second/download/bftpd/bftpd/bftpd/login.cpp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bftpd_log("Error getting max users per HOST in bftpd_login.\n", 0);</text:p>
          </table:table-cell>
          <table:table-cell table:style-name="ce1" office:value-type="string" calcext:value-type="string">
            <text:p>second/download/bftpd/bftpd-gumtree/bftpd_bftpd_repos_log_33.cpp</text:p>
          </table:table-cell>
          <table:table-cell table:style-name="ce1" office:value-type="string" calcext:value-type="string">
            <text:p>{</text:p>
            <text:p>            bftpd_log("Error getting max users per HOST in bftpd_login.\n", 0);</text:p>
            <text:p>            maxusers = 0;</text:p>
            <text:p>        }</text:p>
          </table:table-cell>
          <table:table-cell table:style-name="ce1" office:value-type="string" calcext:value-type="string">
            <text:p>second/download/bftpd/bftpd-gumtree/bftpd_bftpd_repos_block_33.cpp</text:p>
          </table:table-cell>
          <table:table-cell table:style-name="ce1" office:value-type="string" calcext:value-type="string">
            <text:p>[0, 0, 0, 0, 0, 0, 0, 0, 0, 0, 1, 0, 0, 0, 0, 2, 0, 0, 0, 0, 0, 0, 0, 3, 0, 0, 0, 0, 0, 0, 1, 0, 0, 0, 0, 0, 0, 0, 0, 0, 0, 0, 0, 0, 0, 0, 1, 0, 4, 0, 0, 0, 0, 0, 0, 0, 0, 0, 0, 0, 0, 0, 0, 0, 0, 0, 0, 0, 0, 0, 0, 0, 0, 1, 0, 0, 2, 0, 2, 0, 0, 0, 0, 0, 0]</text:p>
          </table:table-cell>
          <table:table-cell table:style-name="ce1" office:value-type="string" calcext:value-type="string">
            <text:p>second/download/bftpd/bftpd/bftpd-joern/bftpd_bftpd_repos_function_33.cpp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["string", "null"]</text:p>
          </table:table-cell>
          <table:table-cell table:style-name="ce1" office:value-type="string" calcext:value-type="string">
            <text:p>["strtoul_ret", "macro", "&lt;=", "!"]</text:p>
          </table:table-cell>
          <table:table-cell table:style-name="ce1" office:value-type="string" calcext:value-type="string">
            <text:p>Not(strtoul_ret_ge_r &lt;= macro_ge_l)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1011"/>
        </table:table-row>
        <table:table-row table:style-name="ro7">
          <table:table-cell table:style-name="ce2" office:value-type="string" calcext:value-type="string">
            <text:p>second/download/bftpd/bftpd/bftpd/main.cpp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bftpd_log("Kicked from the server due to data connection timeout.\n");</text:p>
          </table:table-cell>
          <table:table-cell table:style-name="ce2" office:value-type="string" calcext:value-type="string">
            <text:p>second/download/bftpd/bftpd-gumtree/bftpd_bftpd_repos_log_4.cpp</text:p>
          </table:table-cell>
          <table:table-cell table:style-name="ce2" office:value-type="string" calcext:value-type="string">
            <text:p>{</text:p>
            <text:p>        close(alarm_type);</text:p>
            <text:p>        bftpd_log("Kicked from the server due to data connection timeout.\n");</text:p>
            <text:p>        control_printf(SL_FAILURE, "421 Kicked from the server due to data connection timeout.");</text:p>
            <text:p>        exit(0);</text:p>
            <text:p>    }</text:p>
          </table:table-cell>
          <table:table-cell table:style-name="ce2" office:value-type="string" calcext:value-type="string">
            <text:p>second/download/bftpd/bftpd-gumtree/bftpd_bftpd_repos_block_4.cpp</text:p>
          </table:table-cell>
          <table:table-cell table:style-name="ce2" office:value-type="string" calcext:value-type="string">
            <text:p>[0, 0, 0, 0, 0, 0, 0, 0, 0, 0, 1, 0, 0, 0, 0, 6, 0, 0, 0, 0, 0, 0, 0, 3, 0, 0, 0, 0, 0, 0, 4, 0, 0, 0, 0, 0, 0, 0, 0, 0, 0, 0, 0, 0, 0, 0, 0, 0, 9, 0, 0, 0, 0, 0, 0, 0, 0, 0, 0, 0, 0, 0, 0, 0, 0, 0, 0, 0, 0, 0, 0, 0, 0, 4, 0, 0, 4, 0, 5, 0, 0, 0, 0, 0, 0]</text:p>
          </table:table-cell>
          <table:table-cell table:style-name="ce2" office:value-type="string" calcext:value-type="string">
            <text:p>second/download/bftpd/bftpd/bftpd-joern/bftpd_bftpd_repos_function_4.c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["string"]</text:p>
          </table:table-cell>
          <table:table-cell table:style-name="ce2" office:value-type="string" calcext:value-type="string">
            <text:p>["unkown"]</text:p>
          </table:table-cell>
          <table:table-cell table:style-name="ce2" office:value-type="string" calcext:value-type="string">
            <text:p>Not(null_e_l == unkown_e_r)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1011"/>
        </table:table-row>
        <table:table-row table:style-name="ro7">
          <table:table-cell table:style-name="ce2" office:value-type="string" calcext:value-type="string">
            <text:p>second/download/bftpd/bftpd/bftpd/main.cpp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ontrol_printf(SL_FAILURE, "421 Kicked from the server due to data connection timeout.");</text:p>
          </table:table-cell>
          <table:table-cell table:style-name="ce2" office:value-type="string" calcext:value-type="string">
            <text:p>second/download/bftpd/bftpd-gumtree/bftpd_bftpd_repos_log_5.cpp</text:p>
          </table:table-cell>
          <table:table-cell table:style-name="ce2" office:value-type="string" calcext:value-type="string">
            <text:p>{</text:p>
            <text:p>        close(alarm_type);</text:p>
            <text:p>        bftpd_log("Kicked from the server due to data connection timeout.\n");</text:p>
            <text:p>        control_printf(SL_FAILURE, "421 Kicked from the server due to data connection timeout.");</text:p>
            <text:p>        exit(0);</text:p>
            <text:p>    }</text:p>
          </table:table-cell>
          <table:table-cell table:style-name="ce2" office:value-type="string" calcext:value-type="string">
            <text:p>second/download/bftpd/bftpd-gumtree/bftpd_bftpd_repos_block_5.cpp</text:p>
          </table:table-cell>
          <table:table-cell table:style-name="ce2" office:value-type="string" calcext:value-type="string">
            <text:p>[0, 0, 0, 0, 0, 0, 0, 0, 0, 0, 1, 0, 0, 0, 0, 6, 0, 0, 0, 0, 0, 0, 0, 3, 0, 0, 0, 0, 0, 0, 4, 0, 0, 0, 0, 0, 0, 0, 0, 0, 0, 0, 0, 0, 0, 0, 0, 0, 9, 0, 0, 0, 0, 0, 0, 0, 0, 0, 0, 0, 0, 0, 0, 0, 0, 0, 0, 0, 0, 0, 0, 0, 0, 4, 0, 0, 4, 0, 5, 0, 0, 0, 0, 0, 0]</text:p>
          </table:table-cell>
          <table:table-cell table:style-name="ce2" office:value-type="string" calcext:value-type="string">
            <text:p>second/download/bftpd/bftpd/bftpd-joern/bftpd_bftpd_repos_function_5.cpp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"macro", "string"]</text:p>
          </table:table-cell>
          <table:table-cell table:style-name="ce2" office:value-type="string" calcext:value-type="string">
            <text:p>["unkown"]</text:p>
          </table:table-cell>
          <table:table-cell table:style-name="ce2" office:value-type="string" calcext:value-type="string">
            <text:p>Not(null_e_l == unkown_e_r)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1011"/>
        </table:table-row>
        <table:table-row table:style-name="ro8">
          <table:table-cell office:value-type="string" calcext:value-type="string">
            <text:p>second/download/bftpd/bftpd/bftpd/login.cp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printf(ut.ut_line, "ftp%i", (int) getpid());</text:p>
          </table:table-cell>
          <table:table-cell office:value-type="string" calcext:value-type="string">
            <text:p>second/download/bftpd/bftpd-gumtree/bftpd_bftpd_repos_log_20.cpp</text:p>
          </table:table-cell>
          <table:table-cell office:value-type="string" calcext:value-type="string">
            <text:p>{</text:p>
            <text:p>struct utmp ut;</text:p>
            <text:p>if (!wtmp)</text:p>
            <text:p>return;</text:p>
            <text:p>memset((void *) &amp;ut, 0, sizeof(ut));</text:p>
            <text:p>#ifdef _HAVE_UT_PID</text:p>
            <text:p>ut.ut_pid = getpid();</text:p>
            <text:p>#endif</text:p>
            <text:p>sprintf(ut.ut_line, "ftp%i", (int) getpid());</text:p>
            <text:p>if (type) {</text:p>
            <text:p>#ifdef _HAVE_UT_TYPE</text:p>
            <text:p>ut.ut_type = USER_PROCESS;</text:p>
            <text:p>#endif</text:p>
            <text:p>strncpy(ut.ut_name, user, sizeof(ut.ut_name));</text:p>
            <text:p>#ifdef _HAVE_UT_HOST   </text:p>
            <text:p>strncpy(ut.ut_host, remotehostname, sizeof(ut.ut_host));</text:p>
            <text:p>#endif    </text:p>
            <text:p>} else {</text:p>
            <text:p>#ifdef _HAVE_UT_TYPE</text:p>
            <text:p>ut.ut_type = DEAD_PROCESS;</text:p>
            <text:p>#endif</text:p>
            <text:p>}</text:p>
            <text:p>time(&amp;(ut.ut_time));</text:p>
            <text:p>fseek(wtmp, 0, SEEK_END);</text:p>
            <text:p>fwrite((void *) &amp;ut, sizeof(ut), 1, wtmp);</text:p>
            <text:p>fflush(wtmp);</text:p>
            <text:p>}</text:p>
          </table:table-cell>
          <table:table-cell office:value-type="string" calcext:value-type="string">
            <text:p>second/download/bftpd/bftpd-gumtree/bftpd_bftpd_repos_block_20.cpp</text:p>
          </table:table-cell>
          <table:table-cell office:value-type="string" calcext:value-type="string">
            <text:p>[2, 0, 0, 0, 0, 0, 1, 0, 0, 0, 4, 0, 0, 0, 0, 62, 0, 0, 1, 1, 0, 0, 0, 4, 0, 0, 0, 0, 0, 0, 10, 0, 0, 0, 0, 0, 0, 0, 0, 0, 0, 0, 0, 0, 0, 0, 26, 0, 38, 0, 0, 4, 0, 0, 0, 0, 0, 0, 0, 0, 0, 0, 0, 0, 0, 1, 0, 0, 0, 2, 2, 1, 0, 14, 0, 0, 11, 0, 25, 8, 0, 0, 0, 0, 0]</text:p>
          </table:table-cell>
          <table:table-cell office:value-type="string" calcext:value-type="string">
            <text:p>second/download/bftpd/bftpd/bftpd-joern/bftpd_bftpd_repos_function_20.cp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"member", "string", "getpid_ret"]</text:p>
          </table:table-cell>
          <table:table-cell office:value-type="string" calcext:value-type="string">
            <text:p>["unkown", "!", "!"]</text:p>
          </table:table-cell>
          <table:table-cell office:value-type="string" calcext:value-type="string">
            <text:p>Not(Not(Not(null_e_l == unkown_e_r)))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cond/download/bftpd/bftpd/bftpd/login.cp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ftpd_log("Warning: Unable to open %s.\n", _PATH_WTMP);</text:p>
          </table:table-cell>
          <table:table-cell office:value-type="string" calcext:value-type="string">
            <text:p>second/download/bftpd/bftpd-gumtree/bftpd_bftpd_repos_log_19.cpp</text:p>
          </table:table-cell>
          <table:table-cell office:value-type="string" calcext:value-type="string">
            <text:p>bftpd_log("Warning: Unable to open %s.\n", _PATH_WTMP)</text:p>
          </table:table-cell>
          <table:table-cell office:value-type="string" calcext:value-type="string">
            <text:p>second/download/bftpd/bftpd-gumtree/bftpd_bftpd_repos_block_19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2, 0, 0, 0, 1, 0, 0]</text:p>
          </table:table-cell>
          <table:table-cell office:value-type="string" calcext:value-type="string">
            <text:p>second/download/bftpd/bftpd/bftpd-joern/bftpd_bftpd_repos_function_19.c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"string", "macro"]</text:p>
          </table:table-cell>
          <table:table-cell office:value-type="string" calcext:value-type="string">
            <text:p>["fopen_ret", "!"]</text:p>
          </table:table-cell>
          <table:table-cell office:value-type="string" calcext:value-type="string">
            <text:p>Not(Not(fopen_ret_e_l == null_e_r))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options.cpp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ntrol_printf(SL_FAILURE, "421 Unable to open configuration file.");</text:p>
          </table:table-cell>
          <table:table-cell office:value-type="string" calcext:value-type="string">
            <text:p>second/download/bftpd/bftpd-gumtree/bftpd_bftpd_repos_log_49.cpp</text:p>
          </table:table-cell>
          <table:table-cell office:value-type="string" calcext:value-type="string">
            <text:p>{</text:p>
            <text:p>control_printf(SL_FAILURE, "421 Unable to open configuration file.");</text:p>
            <text:p>exit(1);</text:p>
            <text:p>}</text:p>
          </table:table-cell>
          <table:table-cell office:value-type="string" calcext:value-type="string">
            <text:p>second/download/bftpd/bftpd-gumtree/bftpd_bftpd_repos_block_49.cpp</text:p>
          </table:table-cell>
          <table:table-cell office:value-type="string" calcext:value-type="string">
            <text:p>[0, 0, 0, 0, 0, 0, 0, 0, 0, 0, 1, 0, 0, 0, 0, 3, 0, 0, 0, 0, 0, 0, 0, 2, 0, 0, 0, 0, 0, 0, 2, 0, 0, 0, 0, 0, 0, 0, 0, 0, 0, 0, 0, 0, 0, 0, 0, 0, 5, 0, 0, 0, 0, 0, 0, 0, 0, 0, 0, 0, 0, 0, 0, 0, 0, 0, 0, 0, 0, 0, 0, 0, 0, 2, 0, 0, 2, 0, 3, 0, 0, 0, 0, 0, 0]</text:p>
          </table:table-cell>
          <table:table-cell office:value-type="string" calcext:value-type="string">
            <text:p>second/download/bftpd/bftpd/bftpd-joern/bftpd_bftpd_repos_function_49.cp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fopen_ret", "!"]</text:p>
          </table:table-cell>
          <table:table-cell office:value-type="string" calcext:value-type="string">
            <text:p>Not(Not(fopen_ret_e_l == null_e_r))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main.cp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ntrol_printf(SL_SUCCESS, "%i-%s", number, foo);</text:p>
          </table:table-cell>
          <table:table-cell office:value-type="string" calcext:value-type="string">
            <text:p>second/download/bftpd/bftpd-gumtree/bftpd_bftpd_repos_log_0.cpp</text:p>
          </table:table-cell>
          <table:table-cell office:value-type="string" calcext:value-type="string">
            <text:p>{</text:p>
            <text:p>foo[strlen(foo) - 1] = '\0';</text:p>
            <text:p>control_printf(SL_SUCCESS, "%i-%s", number, foo);</text:p>
            <text:p>}</text:p>
          </table:table-cell>
          <table:table-cell office:value-type="string" calcext:value-type="string">
            <text:p>second/download/bftpd/bftpd-gumtree/bftpd_bftpd_repos_block_0.cpp</text:p>
          </table:table-cell>
          <table:table-cell office:value-type="string" calcext:value-type="string">
            <text:p>[0, 0, 0, 0, 0, 0, 0, 0, 0, 0, 1, 0, 0, 0, 0, 8, 0, 0, 0, 0, 0, 0, 0, 3, 0, 0, 0, 0, 0, 0, 2, 0, 0, 0, 0, 0, 0, 0, 0, 0, 0, 0, 0, 0, 0, 0, 2, 0, 8, 0, 0, 0, 0, 0, 0, 0, 0, 0, 0, 0, 0, 0, 0, 0, 0, 0, 0, 1, 0, 0, 0, 0, 0, 2, 0, 0, 2, 0, 5, 0, 0, 0, 0, 0, 0]</text:p>
          </table:table-cell>
          <table:table-cell office:value-type="string" calcext:value-type="string">
            <text:p>second/download/bftpd/bftpd/bftpd-joern/bftpd_bftpd_repos_function_0.cp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"macro", "string", "int", "char *"]</text:p>
          </table:table-cell>
          <table:table-cell office:value-type="string" calcext:value-type="string">
            <text:p>["fgets_ret"]</text:p>
          </table:table-cell>
          <table:table-cell office:value-type="string" calcext:value-type="string">
            <text:p>Not(fgets_ret_e_l == null_e_r)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second/download/bftpd/bftpd/bftpd/main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ftpd_statuslog(2, 0, "%s", str);</text:p>
          </table:table-cell>
          <table:table-cell office:value-type="string" calcext:value-type="string">
            <text:p>second/download/bftpd/bftpd-gumtree/bftpd_bftpd_repos_log_16.cpp</text:p>
          </table:table-cell>
          <table:table-cell office:value-type="string" calcext:value-type="string">
            <text:p>{</text:p>
            <text:p>        alarm(control_timeout);</text:p>
            <text:p>        str[strlen(str) - 2] = 0;</text:p>
            <text:p>        bftpd_statuslog(2, 0, "%s", str);</text:p>
            <text:p>#ifdef DEBUG</text:p>
            <text:p>bftpd_log("Processing command: %s\n", str);</text:p>
            <text:p>#endif</text:p>
            <text:p>parsecmd(str);</text:p>
            <text:p>}</text:p>
          </table:table-cell>
          <table:table-cell office:value-type="string" calcext:value-type="string">
            <text:p>second/download/bftpd/bftpd-gumtree/bftpd_bftpd_repos_block_16.cpp</text:p>
          </table:table-cell>
          <table:table-cell office:value-type="string" calcext:value-type="string">
            <text:p>[0, 0, 0, 0, 0, 0, 0, 0, 0, 0, 1, 0, 0, 0, 0, 13, 0, 0, 0, 0, 0, 0, 0, 6, 0, 0, 0, 0, 0, 0, 5, 0, 0, 0, 0, 0, 0, 0, 0, 0, 0, 0, 0, 0, 0, 0, 2, 0, 15, 0, 0, 0, 0, 0, 0, 0, 0, 0, 0, 0, 0, 0, 0, 0, 0, 0, 0, 1, 0, 0, 0, 0, 0, 5, 0, 0, 5, 0, 9, 2, 0, 0, 0, 0, 0]</text:p>
          </table:table-cell>
          <table:table-cell office:value-type="string" calcext:value-type="string">
            <text:p>second/download/bftpd/bftpd/bftpd-joern/bftpd_bftpd_repos_function_16.cpp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["int", "null", "string", "char *"]</text:p>
          </table:table-cell>
          <table:table-cell office:value-type="string" calcext:value-type="string">
            <text:p>["fgets_ret"]</text:p>
          </table:table-cell>
          <table:table-cell office:value-type="string" calcext:value-type="string">
            <text:p>Not(fgets_ret_e_l == null_e_r)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second/download/bftpd/bftpd/bftpd/main.cpp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ftpd_log("Processing command: %s\n", str);</text:p>
          </table:table-cell>
          <table:table-cell office:value-type="string" calcext:value-type="string">
            <text:p>second/download/bftpd/bftpd-gumtree/bftpd_bftpd_repos_log_17.cpp</text:p>
          </table:table-cell>
          <table:table-cell office:value-type="string" calcext:value-type="string">
            <text:p>{</text:p>
            <text:p>        alarm(control_timeout);</text:p>
            <text:p>        str[strlen(str) - 2] = 0;</text:p>
            <text:p>        bftpd_statuslog(2, 0, "%s", str);</text:p>
            <text:p>#ifdef DEBUG</text:p>
            <text:p>bftpd_log("Processing command: %s\n", str);</text:p>
            <text:p>#endif</text:p>
            <text:p>parsecmd(str);</text:p>
            <text:p>}</text:p>
          </table:table-cell>
          <table:table-cell office:value-type="string" calcext:value-type="string">
            <text:p>second/download/bftpd/bftpd-gumtree/bftpd_bftpd_repos_block_17.cpp</text:p>
          </table:table-cell>
          <table:table-cell office:value-type="string" calcext:value-type="string">
            <text:p>[0, 0, 0, 0, 0, 0, 0, 0, 0, 0, 1, 0, 0, 0, 0, 13, 0, 0, 0, 0, 0, 0, 0, 6, 0, 0, 0, 0, 0, 0, 5, 0, 0, 0, 0, 0, 0, 0, 0, 0, 0, 0, 0, 0, 0, 0, 2, 0, 15, 0, 0, 0, 0, 0, 0, 0, 0, 0, 0, 0, 0, 0, 0, 0, 0, 0, 0, 1, 0, 0, 0, 0, 0, 5, 0, 0, 5, 0, 9, 2, 0, 0, 0, 0, 0]</text:p>
          </table:table-cell>
          <table:table-cell office:value-type="string" calcext:value-type="string">
            <text:p>second/download/bftpd/bftpd/bftpd-joern/bftpd_bftpd_repos_function_17.cpp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["string", "char *"]</text:p>
          </table:table-cell>
          <table:table-cell office:value-type="string" calcext:value-type="string">
            <text:p>["fgets_ret"]</text:p>
          </table:table-cell>
          <table:table-cell office:value-type="string" calcext:value-type="string">
            <text:p>Not(fgets_ret_e_l == null_e_r)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econd/download/bftpd/bftpd/bftpd/main.cpp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tpd_log("Incoming connection from %s.\n", remotehostname);</text:p>
          </table:table-cell>
          <table:table-cell office:value-type="string" calcext:value-type="string">
            <text:p>second/download/bftpd/bftpd-gumtree/bftpd_bftpd_repos_log_13.cpp</text:p>
          </table:table-cell>
          <table:table-cell office:value-type="string" calcext:value-type="string">
            <text:p>{</text:p>
            <text:p>char str[MAX_STRING_LENGTH + 1];</text:p>
            <text:p>static struct hostent *he;</text:p>
            <text:p>int i = 1, port;</text:p>
            <text:p>int retval;</text:p>
            <text:p>        unsigned long get_value;</text:p>
            <text:p>        socklen_t my_length;</text:p>
            <text:p>        char *temp_string = NULL;</text:p>
            <text:p/>
            <text:p>        my_argv_list = argv;</text:p>
            <text:p>        signal(SIGHUP, handler_sighup);</text:p>
            <text:p/>
            <text:p>while (((retval = getopt(argc, argv, "c:hdDin"))) &gt; -1) {</text:p>
            <text:p>switch (retval) {</text:p>
            <text:p>case 'h':</text:p>
            <text:p>printf(</text:p>
            <text:p>"Usage: %s [-h] [-i|-d|-D] [-c &lt;filename&gt;|-n]\n"</text:p>
            <text:p>"-h print this help\n"</text:p>
            <text:p>"-i (default) run from inetd\n"</text:p>
            <text:p>"-d daemon mode: fork() and run in TCP listen mode\n"</text:p>
            <text:p>"-D run in TCP listen mode, but don't pre-fork()\n"</text:p>
            <text:p>"-c read the config file named \"filename\" instead of " PATH_BFTPD_CONF "\n"</text:p>
            <text:p>"-n no config file, use defaults\n", argv[0]);</text:p>
            <text:p>return 0;</text:p>
            <text:p>case 'i': daemonmode = 0; break;</text:p>
            <text:p>case 'd': daemonmode = 1; break;</text:p>
            <text:p>case 'D': daemonmode = 2; break;</text:p>
            <text:p>case 'c': configpath = strdup(optarg); break;</text:p>
            <text:p>case 'n': configpath = NULL; break;</text:p>
            <text:p>}</text:p>
            <text:p>}</text:p>
            <text:p>if (daemonmode) {</text:p>
            <text:p>struct sockaddr_in myaddr, new;</text:p>
            <text:p>if (daemonmode == 1) {</text:p>
            <text:p>if (fork())</text:p>
            <text:p>exit(0);  /* Exit from parent process */</text:p>
            <text:p>setsid();</text:p>
            <text:p>if (fork())</text:p>
            <text:p>return 0;</text:p>
            <text:p>}</text:p>
            <text:p>signal(SIGCHLD, handler_sigchld);</text:p>
            <text:p>config_init();</text:p>
            <text:p>chdir("/");</text:p>
            <text:p>                hidegroups_init();</text:p>
            <text:p>listensocket = socket(AF_INET, SOCK_STREAM, 0);</text:p>
            <text:p>#ifdef SO_REUSEADDR</text:p>
            <text:p>setsockopt(listensocket, SOL_SOCKET, SO_REUSEADDR, (void *) &amp;i,</text:p>
            <text:p>   sizeof(i));</text:p>
            <text:p>#endif</text:p>
            <text:p>#ifdef SO_REUSEPORT</text:p>
            <text:p>setsockopt(listensocket, SOL_SOCKET, SO_REUSEPORT, (void *) &amp;i,</text:p>
            <text:p>   sizeof(i));</text:p>
            <text:p>#endif</text:p>
            <text:p>memset((void *) &amp;myaddr, 0, sizeof(myaddr));</text:p>
            <text:p>        if (!((port = strtoul(config_getoption("PORT"), NULL, 10))))</text:p>
            <text:p>            port = DEFAULT_PORT;</text:p>
            <text:p>myaddr.sin_port = htons(port);</text:p>
            <text:p>if (!strcasecmp(config_getoption("BIND_TO_ADDR"), "any")</text:p>
            <text:p>|| !config_getoption("BIND_TO_ADDR")[0])</text:p>
            <text:p>myaddr.sin_addr.s_addr = INADDR_ANY;</text:p>
            <text:p>else</text:p>
            <text:p>myaddr.sin_addr.s_addr = inet_addr(config_getoption("BIND_TO_ADDR"));</text:p>
            <text:p>if (bind(listensocket, (struct sockaddr *) &amp;myaddr, sizeof(myaddr)) &lt; 0) {</text:p>
            <text:p>fprintf(stderr, "Bind failed: %s\n", strerror(errno));</text:p>
            <text:p>exit(1);</text:p>
            <text:p>}</text:p>
            <text:p>if (listen(listensocket, 5)) {</text:p>
            <text:p>fprintf(stderr, "Listen failed: %s\n", strerror(errno));</text:p>
            <text:p>exit(1);</text:p>
            <text:p>}</text:p>
            <text:p>               </text:p>
            <text:p>                /* check for open stdin, stdout, stderr */</text:p>
            <text:p>                if (listensocket &gt;= 3)</text:p>
            <text:p>                {</text:p>
            <text:p>    for (i = 0; i &lt; 3; i++) {</text:p>
            <text:p>close(i);/* Remove fd pointing to the console */</text:p>
            <text:p>open("/dev/null", O_RDWR);/* Create fd pointing nowhere */</text:p>
            <text:p>     }</text:p>
            <text:p>                }</text:p>
            <text:p/>
            <text:p>my_length = sizeof(new);</text:p>
            <text:p>while ((sock = accept(listensocket, (struct sockaddr *) &amp;new, &amp;my_length))) {</text:p>
            <text:p>pid_t pid;</text:p>
            <text:p>/* If accept() becomes interrupted by SIGCHLD, it will return -1.</text:p>
            <text:p> * So in order not to create a child process when that happens,</text:p>
            <text:p> * we have to check if accept() returned an error.</text:p>
            <text:p> */</text:p>
            <text:p>if (sock &gt; 0) {</text:p>
            <text:p>pid = fork();</text:p>
            <text:p>if (!pid) {       /* child */</text:p>
            <text:p>close(0);</text:p>
            <text:p>close(1);</text:p>
            <text:p>close(2);</text:p>
            <text:p>isparent = 0;</text:p>
            <text:p>dup2(sock, fileno(stdin));</text:p>
            <text:p>dup2(sock, fileno(stderr));</text:p>
            <text:p>break;</text:p>
            <text:p>} else {          /* parent */</text:p>
            <text:p>struct bftpd_childpid *tmp_pid = malloc(sizeof(struct bftpd_childpid));</text:p>
            <text:p>tmp_pid-&gt;pid = pid;</text:p>
            <text:p>tmp_pid-&gt;sock = sock;</text:p>
            <text:p>bftpd_list_add(&amp;child_list, tmp_pid);</text:p>
            <text:p>}</text:p>
            <text:p>}</text:p>
            <text:p>}</text:p>
            <text:p>}</text:p>
            <text:p>        </text:p>
            <text:p>        /* Child only. From here on... */</text:p>
            <text:p/>
            <text:p>devnull = fopen("/dev/null", "w");</text:p>
            <text:p>global_argc = argc;</text:p>
            <text:p>global_argv = argv;</text:p>
            <text:p>init_everything();</text:p>
            <text:p>atexit(end_child);</text:p>
            <text:p>signal(SIGTERM, handler_sigterm);</text:p>
            <text:p>    signal(SIGALRM, handler_sigalrm);</text:p>
            <text:p/>
            <text:p/>
            <text:p>    /* If we do not have getpwnam() for some reason, then</text:p>
            <text:p>       we must use FILE_AUTH or exit. */</text:p>
            <text:p>    #ifdef NO_GETPWNAM</text:p>
            <text:p>    {</text:p>
            <text:p>        char *file_auth_option;</text:p>
            <text:p/>
            <text:p>        file_auth_option = config_getoption("FILE_AUTH");</text:p>
            <text:p>        if (! file_auth_option[0] )</text:p>
            <text:p>        {</text:p>
            <text:p>           bftpd_log("Exiting, becasue we have no way to authorize clients.\n");</text:p>
            <text:p>           exit(0);</text:p>
            <text:p>        }</text:p>
            <text:p>    }</text:p>
            <text:p>    #endif</text:p>
            <text:p/>
            <text:p>    get_value = strtoul(config_getoption("CONTROL_TIMEOUT"), NULL, 0);</text:p>
            <text:p>    if (get_value &lt;= INT_MAX)</text:p>
            <text:p>       control_timeout = get_value;</text:p>
            <text:p>    else</text:p>
            <text:p>       control_timeout = 0;</text:p>
            <text:p>    if (!control_timeout)</text:p>
            <text:p>        control_timeout = CONTROL_TIMEOUT;</text:p>
            <text:p/>
            <text:p>    get_value = strtoul(config_getoption("DATA_TIMEOUT"), NULL, 0);</text:p>
            <text:p>    if (get_value &lt;= INT_MAX)</text:p>
            <text:p>       data_timeout = get_value;</text:p>
            <text:p>    else</text:p>
            <text:p>       data_timeout = 0;</text:p>
            <text:p>    if (!data_timeout)</text:p>
            <text:p>        data_timeout = DATA_TIMEOUT;</text:p>
            <text:p>    get_value = strtoul(config_getoption("XFER_BUFSIZE"), NULL, 0);</text:p>
            <text:p>    if (get_value &lt;= INT_MAX)</text:p>
            <text:p>       xfer_bufsize = get_value;</text:p>
            <text:p>    else</text:p>
            <text:p>       xfer_bufsize = 9;</text:p>
            <text:p/>
            <text:p>    /* handled below</text:p>
            <text:p>    if (!xfer_bufsize)</text:p>
            <text:p>        xfer_bufsize = XFER_BUFSIZE;</text:p>
            <text:p>    */</text:p>
            <text:p>    /* do range check on xfer_bufsize, which is an int */</text:p>
            <text:p>    if ( (xfer_bufsize &lt;= 0) || (xfer_bufsize &gt; 1000000) )</text:p>
            <text:p>       xfer_bufsize = XFER_BUFSIZE;</text:p>
            <text:p/>
            <text:p>    /* get scripts to run pre and post write */</text:p>
            <text:p>    pre_write_script = config_getoption("PRE_WRITE_SCRIPT");</text:p>
            <text:p>    if (! pre_write_script[0])</text:p>
            <text:p>       pre_write_script = NULL;</text:p>
            <text:p>    post_write_script = config_getoption("POST_WRITE_SCRIPT");</text:p>
            <text:p>    if (! post_write_script[0])</text:p>
            <text:p>       post_write_script = NULL;</text:p>
            <text:p/>
            <text:p/>
            <text:p>my_length = sizeof(remotename);</text:p>
            <text:p>    if (getpeername(fileno(stderr), (struct sockaddr *) &amp;remotename, &amp;my_length)) {</text:p>
            <text:p>control_printf(SL_FAILURE, "421-Could not get peer IP address.\r\n421 %s.",</text:p>
            <text:p>               strerror(errno));</text:p>
            <text:p>return 0;</text:p>
            <text:p>}</text:p>
            <text:p>i = 1;</text:p>
            <text:p>setsockopt(fileno(stdin), SOL_SOCKET, SO_OOBINLINE, (void *) &amp;i,</text:p>
            <text:p>   sizeof(i));</text:p>
            <text:p>setsockopt(fileno(stdin), SOL_SOCKET, SO_KEEPALIVE, (void *) &amp;i,</text:p>
            <text:p>   sizeof(i));</text:p>
            <text:p>/* If option is set, determine the client FQDN */</text:p>
            <text:p>if (!strcasecmp((char *) config_getoption("RESOLVE_CLIENT_IP"), "yes")) {</text:p>
            <text:p>if ((he = gethostbyaddr((char *) &amp;remotename.sin_addr, sizeof(struct in_addr), AF_INET)))</text:p>
            <text:p>                {</text:p>
            <text:p>                   if (he-&gt;h_name)</text:p>
            <text:p>remotehostname = strdup(he-&gt;h_name);</text:p>
            <text:p>                   else</text:p>
            <text:p>                        remotehostname = "";</text:p>
            <text:p>                }</text:p>
            <text:p>else</text:p>
            <text:p>                {</text:p>
            <text:p>                        temp_string = inet_ntoa(remotename.sin_addr);</text:p>
            <text:p>                        if (temp_string)</text:p>
            <text:p>                           remotehostname = strdup(temp_string);</text:p>
            <text:p>                        else</text:p>
            <text:p>                           remotehostname = "";</text:p>
            <text:p>/* remotehostname = strdup(inet_ntoa(remotename.sin_addr)); */</text:p>
            <text:p>                }</text:p>
            <text:p>}</text:p>
            <text:p>        else</text:p>
            <text:p>        {</text:p>
            <text:p>              temp_string = inet_ntoa(remotename.sin_addr);</text:p>
            <text:p>              if (temp_string)</text:p>
            <text:p>                 remotehostname = strdup(temp_string);</text:p>
            <text:p>              else</text:p>
            <text:p>                 remotehostname = "";</text:p>
            <text:p>/* remotehostname = strdup(inet_ntoa(remotename.sin_addr)); */</text:p>
            <text:p>        }</text:p>
            <text:p>bftpd_log("Incoming connection from %s.\n", remotehostname);</text:p>
            <text:p>        bftpd_statuslog(1, 0, "connect %s", remotehostname);</text:p>
            <text:p>my_length = sizeof(name);</text:p>
            <text:p>getsockname(fileno(stdin), (struct sockaddr *) &amp;name, &amp;my_length);</text:p>
            <text:p>print_file(220, config_getoption("MOTD_GLOBAL"));</text:p>
            <text:p>/* Parse hello message */</text:p>
            <text:p>strcpy(str, (char *) config_getoption("HELLO_STRING"));</text:p>
            <text:p>replace(str, "%v", VERSION, MAX_STRING_LENGTH);</text:p>
            <text:p>if (strstr(str, "%h")) {</text:p>
            <text:p>if ((he = gethostbyaddr((char *) &amp;name.sin_addr, sizeof(struct in_addr), AF_INET)))</text:p>
            <text:p>replace(str, "%h", he-&gt;h_name, MAX_STRING_LENGTH);</text:p>
            <text:p>else</text:p>
            <text:p>replace(str, "%h", (char *) inet_ntoa(name.sin_addr), MAX_STRING_LENGTH);</text:p>
            <text:p>}</text:p>
            <text:p>replace(str, "%i", (char *) inet_ntoa(name.sin_addr), MAX_STRING_LENGTH);</text:p>
            <text:p>control_printf(SL_SUCCESS, "220 %s", str);</text:p>
            <text:p/>
            <text:p>        /* We might not get any data, so let's set an alarm before the</text:p>
            <text:p>           first read. -- Jesse &lt;slicer69@hotmail.com&gt; */</text:p>
            <text:p>        alarm(control_timeout);</text:p>
            <text:p>        </text:p>
            <text:p>/* Read lines from client and execute appropriate commands */</text:p>
            <text:p>while (fgets(str, MAXCMD, stdin)) {</text:p>
            <text:p>        alarm(control_timeout);</text:p>
            <text:p>        str[strlen(str) - 2] = 0;</text:p>
            <text:p>        bftpd_statuslog(2, 0, "%s", str);</text:p>
            <text:p>#ifdef DEBUG</text:p>
            <text:p>bftpd_log("Processing command: %s\n", str);</text:p>
            <text:p>#endif</text:p>
            <text:p>parsecmd(str);</text:p>
            <text:p>}</text:p>
            <text:p/>
            <text:p>        if (remotehostname) free(remotehostname);</text:p>
            <text:p>return 0;</text:p>
            <text:p>}</text:p>
          </table:table-cell>
          <table:table-cell office:value-type="string" calcext:value-type="string">
            <text:p>second/download/bftpd/bftpd-gumtree/bftpd_bftpd_repos_block_13.cpp</text:p>
          </table:table-cell>
          <table:table-cell office:value-type="string" calcext:value-type="string">
            <text:p>[29, 3, 1, 0, 6, 0, 4, 1, 6, 0, 47, 0, 0, 0, 1, 395, 0, 0, 11, 12, 0, 0, 4, 100, 0, 0, 0, 0, 4, 0, 102, 0, 0, 0, 0, 0, 0, 0, 0, 0, 0, 0, 0, 0, 0, 0, 177, 0, 347, 0, 0, 12, 0, 0, 0, 0, 0, 0, 0, 0, 0, 0, 0, 0, 0, 12, 0, 7, 0, 34, 29, 11, 0, 114, 0, 0, 96, 0, 195, 8, 1, 0, 0, 1, 0]</text:p>
          </table:table-cell>
          <table:table-cell office:value-type="string" calcext:value-type="string">
            <text:p>second/download/bftpd/bftpd/bftpd-joern/bftpd_bftpd_repos_function_13.cp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"string", "strdup_ret"]</text:p>
          </table:table-cell>
          <table:table-cell office:value-type="string" calcext:value-type="string">
            <text:p>["getpeername_ret", "!"]</text:p>
          </table:table-cell>
          <table:table-cell office:value-type="string" calcext:value-type="string">
            <text:p>Not(Not(getpeername_ret_e_l == null_e_r))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econd/download/bftpd/bftpd/bftpd/main.cpp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ftpd_statuslog(1, 0, "connect %s", remotehostname);</text:p>
          </table:table-cell>
          <table:table-cell office:value-type="string" calcext:value-type="string">
            <text:p>second/download/bftpd/bftpd-gumtree/bftpd_bftpd_repos_log_14.cpp</text:p>
          </table:table-cell>
          <table:table-cell office:value-type="string" calcext:value-type="string">
            <text:p>{</text:p>
            <text:p>char str[MAX_STRING_LENGTH + 1];</text:p>
            <text:p>static struct hostent *he;</text:p>
            <text:p>int i = 1, port;</text:p>
            <text:p>int retval;</text:p>
            <text:p>        unsigned long get_value;</text:p>
            <text:p>        socklen_t my_length;</text:p>
            <text:p>        char *temp_string = NULL;</text:p>
            <text:p/>
            <text:p>        my_argv_list = argv;</text:p>
            <text:p>        signal(SIGHUP, handler_sighup);</text:p>
            <text:p/>
            <text:p>while (((retval = getopt(argc, argv, "c:hdDin"))) &gt; -1) {</text:p>
            <text:p>switch (retval) {</text:p>
            <text:p>case 'h':</text:p>
            <text:p>printf(</text:p>
            <text:p>"Usage: %s [-h] [-i|-d|-D] [-c &lt;filename&gt;|-n]\n"</text:p>
            <text:p>"-h print this help\n"</text:p>
            <text:p>"-i (default) run from inetd\n"</text:p>
            <text:p>"-d daemon mode: fork() and run in TCP listen mode\n"</text:p>
            <text:p>"-D run in TCP listen mode, but don't pre-fork()\n"</text:p>
            <text:p>"-c read the config file named \"filename\" instead of " PATH_BFTPD_CONF "\n"</text:p>
            <text:p>"-n no config file, use defaults\n", argv[0]);</text:p>
            <text:p>return 0;</text:p>
            <text:p>case 'i': daemonmode = 0; break;</text:p>
            <text:p>case 'd': daemonmode = 1; break;</text:p>
            <text:p>case 'D': daemonmode = 2; break;</text:p>
            <text:p>case 'c': configpath = strdup(optarg); break;</text:p>
            <text:p>case 'n': configpath = NULL; break;</text:p>
            <text:p>}</text:p>
            <text:p>}</text:p>
            <text:p>if (daemonmode) {</text:p>
            <text:p>struct sockaddr_in myaddr, new;</text:p>
            <text:p>if (daemonmode == 1) {</text:p>
            <text:p>if (fork())</text:p>
            <text:p>exit(0);  /* Exit from parent process */</text:p>
            <text:p>setsid();</text:p>
            <text:p>if (fork())</text:p>
            <text:p>return 0;</text:p>
            <text:p>}</text:p>
            <text:p>signal(SIGCHLD, handler_sigchld);</text:p>
            <text:p>config_init();</text:p>
            <text:p>chdir("/");</text:p>
            <text:p>                hidegroups_init();</text:p>
            <text:p>listensocket = socket(AF_INET, SOCK_STREAM, 0);</text:p>
            <text:p>#ifdef SO_REUSEADDR</text:p>
            <text:p>setsockopt(listensocket, SOL_SOCKET, SO_REUSEADDR, (void *) &amp;i,</text:p>
            <text:p>   sizeof(i));</text:p>
            <text:p>#endif</text:p>
            <text:p>#ifdef SO_REUSEPORT</text:p>
            <text:p>setsockopt(listensocket, SOL_SOCKET, SO_REUSEPORT, (void *) &amp;i,</text:p>
            <text:p>   sizeof(i));</text:p>
            <text:p>#endif</text:p>
            <text:p>memset((void *) &amp;myaddr, 0, sizeof(myaddr));</text:p>
            <text:p>        if (!((port = strtoul(config_getoption("PORT"), NULL, 10))))</text:p>
            <text:p>            port = DEFAULT_PORT;</text:p>
            <text:p>myaddr.sin_port = htons(port);</text:p>
            <text:p>if (!strcasecmp(config_getoption("BIND_TO_ADDR"), "any")</text:p>
            <text:p>|| !config_getoption("BIND_TO_ADDR")[0])</text:p>
            <text:p>myaddr.sin_addr.s_addr = INADDR_ANY;</text:p>
            <text:p>else</text:p>
            <text:p>myaddr.sin_addr.s_addr = inet_addr(config_getoption("BIND_TO_ADDR"));</text:p>
            <text:p>if (bind(listensocket, (struct sockaddr *) &amp;myaddr, sizeof(myaddr)) &lt; 0) {</text:p>
            <text:p>fprintf(stderr, "Bind failed: %s\n", strerror(errno));</text:p>
            <text:p>exit(1);</text:p>
            <text:p>}</text:p>
            <text:p>if (listen(listensocket, 5)) {</text:p>
            <text:p>fprintf(stderr, "Listen failed: %s\n", strerror(errno));</text:p>
            <text:p>exit(1);</text:p>
            <text:p>}</text:p>
            <text:p>               </text:p>
            <text:p>                /* check for open stdin, stdout, stderr */</text:p>
            <text:p>                if (listensocket &gt;= 3)</text:p>
            <text:p>                {</text:p>
            <text:p>    for (i = 0; i &lt; 3; i++) {</text:p>
            <text:p>close(i);/* Remove fd pointing to the console */</text:p>
            <text:p>open("/dev/null", O_RDWR);/* Create fd pointing nowhere */</text:p>
            <text:p>     }</text:p>
            <text:p>                }</text:p>
            <text:p/>
            <text:p>my_length = sizeof(new);</text:p>
            <text:p>while ((sock = accept(listensocket, (struct sockaddr *) &amp;new, &amp;my_length))) {</text:p>
            <text:p>pid_t pid;</text:p>
            <text:p>/* If accept() becomes interrupted by SIGCHLD, it will return -1.</text:p>
            <text:p> * So in order not to create a child process when that happens,</text:p>
            <text:p> * we have to check if accept() returned an error.</text:p>
            <text:p> */</text:p>
            <text:p>if (sock &gt; 0) {</text:p>
            <text:p>pid = fork();</text:p>
            <text:p>if (!pid) {       /* child */</text:p>
            <text:p>close(0);</text:p>
            <text:p>close(1);</text:p>
            <text:p>close(2);</text:p>
            <text:p>isparent = 0;</text:p>
            <text:p>dup2(sock, fileno(stdin));</text:p>
            <text:p>dup2(sock, fileno(stderr));</text:p>
            <text:p>break;</text:p>
            <text:p>} else {          /* parent */</text:p>
            <text:p>struct bftpd_childpid *tmp_pid = malloc(sizeof(struct bftpd_childpid));</text:p>
            <text:p>tmp_pid-&gt;pid = pid;</text:p>
            <text:p>tmp_pid-&gt;sock = sock;</text:p>
            <text:p>bftpd_list_add(&amp;child_list, tmp_pid);</text:p>
            <text:p>}</text:p>
            <text:p>}</text:p>
            <text:p>}</text:p>
            <text:p>}</text:p>
            <text:p>        </text:p>
            <text:p>        /* Child only. From here on... */</text:p>
            <text:p/>
            <text:p>devnull = fopen("/dev/null", "w");</text:p>
            <text:p>global_argc = argc;</text:p>
            <text:p>global_argv = argv;</text:p>
            <text:p>init_everything();</text:p>
            <text:p>atexit(end_child);</text:p>
            <text:p>signal(SIGTERM, handler_sigterm);</text:p>
            <text:p>    signal(SIGALRM, handler_sigalrm);</text:p>
            <text:p/>
            <text:p/>
            <text:p>    /* If we do not have getpwnam() for some reason, then</text:p>
            <text:p>       we must use FILE_AUTH or exit. */</text:p>
            <text:p>    #ifdef NO_GETPWNAM</text:p>
            <text:p>    {</text:p>
            <text:p>        char *file_auth_option;</text:p>
            <text:p/>
            <text:p>        file_auth_option = config_getoption("FILE_AUTH");</text:p>
            <text:p>        if (! file_auth_option[0] )</text:p>
            <text:p>        {</text:p>
            <text:p>           bftpd_log("Exiting, becasue we have no way to authorize clients.\n");</text:p>
            <text:p>           exit(0);</text:p>
            <text:p>        }</text:p>
            <text:p>    }</text:p>
            <text:p>    #endif</text:p>
            <text:p/>
            <text:p>    get_value = strtoul(config_getoption("CONTROL_TIMEOUT"), NULL, 0);</text:p>
            <text:p>    if (get_value &lt;= INT_MAX)</text:p>
            <text:p>       control_timeout = get_value;</text:p>
            <text:p>    else</text:p>
            <text:p>       control_timeout = 0;</text:p>
            <text:p>    if (!control_timeout)</text:p>
            <text:p>        control_timeout = CONTROL_TIMEOUT;</text:p>
            <text:p/>
            <text:p>    get_value = strtoul(config_getoption("DATA_TIMEOUT"), NULL, 0);</text:p>
            <text:p>    if (get_value &lt;= INT_MAX)</text:p>
            <text:p>       data_timeout = get_value;</text:p>
            <text:p>    else</text:p>
            <text:p>       data_timeout = 0;</text:p>
            <text:p>    if (!data_timeout)</text:p>
            <text:p>        data_timeout = DATA_TIMEOUT;</text:p>
            <text:p>    get_value = strtoul(config_getoption("XFER_BUFSIZE"), NULL, 0);</text:p>
            <text:p>    if (get_value &lt;= INT_MAX)</text:p>
            <text:p>       xfer_bufsize = get_value;</text:p>
            <text:p>    else</text:p>
            <text:p>       xfer_bufsize = 9;</text:p>
            <text:p/>
            <text:p>    /* handled below</text:p>
            <text:p>    if (!xfer_bufsize)</text:p>
            <text:p>        xfer_bufsize = XFER_BUFSIZE;</text:p>
            <text:p>    */</text:p>
            <text:p>    /* do range check on xfer_bufsize, which is an int */</text:p>
            <text:p>    if ( (xfer_bufsize &lt;= 0) || (xfer_bufsize &gt; 1000000) )</text:p>
            <text:p>       xfer_bufsize = XFER_BUFSIZE;</text:p>
            <text:p/>
            <text:p>    /* get scripts to run pre and post write */</text:p>
            <text:p>    pre_write_script = config_getoption("PRE_WRITE_SCRIPT");</text:p>
            <text:p>    if (! pre_write_script[0])</text:p>
            <text:p>       pre_write_script = NULL;</text:p>
            <text:p>    post_write_script = config_getoption("POST_WRITE_SCRIPT");</text:p>
            <text:p>    if (! post_write_script[0])</text:p>
            <text:p>       post_write_script = NULL;</text:p>
            <text:p/>
            <text:p/>
            <text:p>my_length = sizeof(remotename);</text:p>
            <text:p>    if (getpeername(fileno(stderr), (struct sockaddr *) &amp;remotename, &amp;my_length)) {</text:p>
            <text:p>control_printf(SL_FAILURE, "421-Could not get peer IP address.\r\n421 %s.",</text:p>
            <text:p>               strerror(errno));</text:p>
            <text:p>return 0;</text:p>
            <text:p>}</text:p>
            <text:p>i = 1;</text:p>
            <text:p>setsockopt(fileno(stdin), SOL_SOCKET, SO_OOBINLINE, (void *) &amp;i,</text:p>
            <text:p>   sizeof(i));</text:p>
            <text:p>setsockopt(fileno(stdin), SOL_SOCKET, SO_KEEPALIVE, (void *) &amp;i,</text:p>
            <text:p>   sizeof(i));</text:p>
            <text:p>/* If option is set, determine the client FQDN */</text:p>
            <text:p>if (!strcasecmp((char *) config_getoption("RESOLVE_CLIENT_IP"), "yes")) {</text:p>
            <text:p>if ((he = gethostbyaddr((char *) &amp;remotename.sin_addr, sizeof(struct in_addr), AF_INET)))</text:p>
            <text:p>                {</text:p>
            <text:p>                   if (he-&gt;h_name)</text:p>
            <text:p>remotehostname = strdup(he-&gt;h_name);</text:p>
            <text:p>                   else</text:p>
            <text:p>                        remotehostname = "";</text:p>
            <text:p>                }</text:p>
            <text:p>else</text:p>
            <text:p>                {</text:p>
            <text:p>                        temp_string = inet_ntoa(remotename.sin_addr);</text:p>
            <text:p>                        if (temp_string)</text:p>
            <text:p>                           remotehostname = strdup(temp_string);</text:p>
            <text:p>                        else</text:p>
            <text:p>                           remotehostname = "";</text:p>
            <text:p>/* remotehostname = strdup(inet_ntoa(remotename.sin_addr)); */</text:p>
            <text:p>                }</text:p>
            <text:p>}</text:p>
            <text:p>        else</text:p>
            <text:p>        {</text:p>
            <text:p>              temp_string = inet_ntoa(remotename.sin_addr);</text:p>
            <text:p>              if (temp_string)</text:p>
            <text:p>                 remotehostname = strdup(temp_string);</text:p>
            <text:p>              else</text:p>
            <text:p>                 remotehostname = "";</text:p>
            <text:p>/* remotehostname = strdup(inet_ntoa(remotename.sin_addr)); */</text:p>
            <text:p>        }</text:p>
            <text:p>bftpd_log("Incoming connection from %s.\n", remotehostname);</text:p>
            <text:p>        bftpd_statuslog(1, 0, "connect %s", remotehostname);</text:p>
            <text:p>my_length = sizeof(name);</text:p>
            <text:p>getsockname(fileno(stdin), (struct sockaddr *) &amp;name, &amp;my_length);</text:p>
            <text:p>print_file(220, config_getoption("MOTD_GLOBAL"));</text:p>
            <text:p>/* Parse hello message */</text:p>
            <text:p>strcpy(str, (char *) config_getoption("HELLO_STRING"));</text:p>
            <text:p>replace(str, "%v", VERSION, MAX_STRING_LENGTH);</text:p>
            <text:p>if (strstr(str, "%h")) {</text:p>
            <text:p>if ((he = gethostbyaddr((char *) &amp;name.sin_addr, sizeof(struct in_addr), AF_INET)))</text:p>
            <text:p>replace(str, "%h", he-&gt;h_name, MAX_STRING_LENGTH);</text:p>
            <text:p>else</text:p>
            <text:p>replace(str, "%h", (char *) inet_ntoa(name.sin_addr), MAX_STRING_LENGTH);</text:p>
            <text:p>}</text:p>
            <text:p>replace(str, "%i", (char *) inet_ntoa(name.sin_addr), MAX_STRING_LENGTH);</text:p>
            <text:p>control_printf(SL_SUCCESS, "220 %s", str);</text:p>
            <text:p/>
            <text:p>        /* We might not get any data, so let's set an alarm before the</text:p>
            <text:p>           first read. -- Jesse &lt;slicer69@hotmail.com&gt; */</text:p>
            <text:p>        alarm(control_timeout);</text:p>
            <text:p>        </text:p>
            <text:p>/* Read lines from client and execute appropriate commands */</text:p>
            <text:p>while (fgets(str, MAXCMD, stdin)) {</text:p>
            <text:p>        alarm(control_timeout);</text:p>
            <text:p>        str[strlen(str) - 2] = 0;</text:p>
            <text:p>        bftpd_statuslog(2, 0, "%s", str);</text:p>
            <text:p>#ifdef DEBUG</text:p>
            <text:p>bftpd_log("Processing command: %s\n", str);</text:p>
            <text:p>#endif</text:p>
            <text:p>parsecmd(str);</text:p>
            <text:p>}</text:p>
            <text:p/>
            <text:p>        if (remotehostname) free(remotehostname);</text:p>
            <text:p>return 0;</text:p>
            <text:p>}</text:p>
          </table:table-cell>
          <table:table-cell office:value-type="string" calcext:value-type="string">
            <text:p>second/download/bftpd/bftpd-gumtree/bftpd_bftpd_repos_block_14.cpp</text:p>
          </table:table-cell>
          <table:table-cell office:value-type="string" calcext:value-type="string">
            <text:p>[29, 3, 1, 0, 6, 0, 4, 1, 6, 0, 47, 0, 0, 0, 1, 395, 0, 0, 11, 12, 0, 0, 4, 100, 0, 0, 0, 0, 4, 0, 102, 0, 0, 0, 0, 0, 0, 0, 0, 0, 0, 0, 0, 0, 0, 0, 177, 0, 347, 0, 0, 12, 0, 0, 0, 0, 0, 0, 0, 0, 0, 0, 0, 0, 0, 12, 0, 7, 0, 34, 29, 11, 0, 114, 0, 0, 96, 0, 195, 8, 1, 0, 0, 1, 0]</text:p>
          </table:table-cell>
          <table:table-cell office:value-type="string" calcext:value-type="string">
            <text:p>second/download/bftpd/bftpd/bftpd-joern/bftpd_bftpd_repos_function_14.cpp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["int", "null", "string", "strdup_ret"]</text:p>
          </table:table-cell>
          <table:table-cell office:value-type="string" calcext:value-type="string">
            <text:p>["getpeername_ret", "!"]</text:p>
          </table:table-cell>
          <table:table-cell office:value-type="string" calcext:value-type="string">
            <text:p>Not(Not(getpeername_ret_e_l == null_e_r))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econd/download/bftpd/bftpd/bftpd/main.cpp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ontrol_printf(SL_SUCCESS, "220 %s", str);</text:p>
          </table:table-cell>
          <table:table-cell office:value-type="string" calcext:value-type="string">
            <text:p>second/download/bftpd/bftpd-gumtree/bftpd_bftpd_repos_log_15.cpp</text:p>
          </table:table-cell>
          <table:table-cell office:value-type="string" calcext:value-type="string">
            <text:p>{</text:p>
            <text:p>char str[MAX_STRING_LENGTH + 1];</text:p>
            <text:p>static struct hostent *he;</text:p>
            <text:p>int i = 1, port;</text:p>
            <text:p>int retval;</text:p>
            <text:p>        unsigned long get_value;</text:p>
            <text:p>        socklen_t my_length;</text:p>
            <text:p>        char *temp_string = NULL;</text:p>
            <text:p/>
            <text:p>        my_argv_list = argv;</text:p>
            <text:p>        signal(SIGHUP, handler_sighup);</text:p>
            <text:p/>
            <text:p>while (((retval = getopt(argc, argv, "c:hdDin"))) &gt; -1) {</text:p>
            <text:p>switch (retval) {</text:p>
            <text:p>case 'h':</text:p>
            <text:p>printf(</text:p>
            <text:p>"Usage: %s [-h] [-i|-d|-D] [-c &lt;filename&gt;|-n]\n"</text:p>
            <text:p>"-h print this help\n"</text:p>
            <text:p>"-i (default) run from inetd\n"</text:p>
            <text:p>"-d daemon mode: fork() and run in TCP listen mode\n"</text:p>
            <text:p>"-D run in TCP listen mode, but don't pre-fork()\n"</text:p>
            <text:p>"-c read the config file named \"filename\" instead of " PATH_BFTPD_CONF "\n"</text:p>
            <text:p>"-n no config file, use defaults\n", argv[0]);</text:p>
            <text:p>return 0;</text:p>
            <text:p>case 'i': daemonmode = 0; break;</text:p>
            <text:p>case 'd': daemonmode = 1; break;</text:p>
            <text:p>case 'D': daemonmode = 2; break;</text:p>
            <text:p>case 'c': configpath = strdup(optarg); break;</text:p>
            <text:p>case 'n': configpath = NULL; break;</text:p>
            <text:p>}</text:p>
            <text:p>}</text:p>
            <text:p>if (daemonmode) {</text:p>
            <text:p>struct sockaddr_in myaddr, new;</text:p>
            <text:p>if (daemonmode == 1) {</text:p>
            <text:p>if (fork())</text:p>
            <text:p>exit(0);  /* Exit from parent process */</text:p>
            <text:p>setsid();</text:p>
            <text:p>if (fork())</text:p>
            <text:p>return 0;</text:p>
            <text:p>}</text:p>
            <text:p>signal(SIGCHLD, handler_sigchld);</text:p>
            <text:p>config_init();</text:p>
            <text:p>chdir("/");</text:p>
            <text:p>                hidegroups_init();</text:p>
            <text:p>listensocket = socket(AF_INET, SOCK_STREAM, 0);</text:p>
            <text:p>#ifdef SO_REUSEADDR</text:p>
            <text:p>setsockopt(listensocket, SOL_SOCKET, SO_REUSEADDR, (void *) &amp;i,</text:p>
            <text:p>   sizeof(i));</text:p>
            <text:p>#endif</text:p>
            <text:p>#ifdef SO_REUSEPORT</text:p>
            <text:p>setsockopt(listensocket, SOL_SOCKET, SO_REUSEPORT, (void *) &amp;i,</text:p>
            <text:p>   sizeof(i));</text:p>
            <text:p>#endif</text:p>
            <text:p>memset((void *) &amp;myaddr, 0, sizeof(myaddr));</text:p>
            <text:p>        if (!((port = strtoul(config_getoption("PORT"), NULL, 10))))</text:p>
            <text:p>            port = DEFAULT_PORT;</text:p>
            <text:p>myaddr.sin_port = htons(port);</text:p>
            <text:p>if (!strcasecmp(config_getoption("BIND_TO_ADDR"), "any")</text:p>
            <text:p>|| !config_getoption("BIND_TO_ADDR")[0])</text:p>
            <text:p>myaddr.sin_addr.s_addr = INADDR_ANY;</text:p>
            <text:p>else</text:p>
            <text:p>myaddr.sin_addr.s_addr = inet_addr(config_getoption("BIND_TO_ADDR"));</text:p>
            <text:p>if (bind(listensocket, (struct sockaddr *) &amp;myaddr, sizeof(myaddr)) &lt; 0) {</text:p>
            <text:p>fprintf(stderr, "Bind failed: %s\n", strerror(errno));</text:p>
            <text:p>exit(1);</text:p>
            <text:p>}</text:p>
            <text:p>if (listen(listensocket, 5)) {</text:p>
            <text:p>fprintf(stderr, "Listen failed: %s\n", strerror(errno));</text:p>
            <text:p>exit(1);</text:p>
            <text:p>}</text:p>
            <text:p>               </text:p>
            <text:p>                /* check for open stdin, stdout, stderr */</text:p>
            <text:p>                if (listensocket &gt;= 3)</text:p>
            <text:p>                {</text:p>
            <text:p>    for (i = 0; i &lt; 3; i++) {</text:p>
            <text:p>close(i);/* Remove fd pointing to the console */</text:p>
            <text:p>open("/dev/null", O_RDWR);/* Create fd pointing nowhere */</text:p>
            <text:p>     }</text:p>
            <text:p>                }</text:p>
            <text:p/>
            <text:p>my_length = sizeof(new);</text:p>
            <text:p>while ((sock = accept(listensocket, (struct sockaddr *) &amp;new, &amp;my_length))) {</text:p>
            <text:p>pid_t pid;</text:p>
            <text:p>/* If accept() becomes interrupted by SIGCHLD, it will return -1.</text:p>
            <text:p> * So in order not to create a child process when that happens,</text:p>
            <text:p> * we have to check if accept() returned an error.</text:p>
            <text:p> */</text:p>
            <text:p>if (sock &gt; 0) {</text:p>
            <text:p>pid = fork();</text:p>
            <text:p>if (!pid) {       /* child */</text:p>
            <text:p>close(0);</text:p>
            <text:p>close(1);</text:p>
            <text:p>close(2);</text:p>
            <text:p>isparent = 0;</text:p>
            <text:p>dup2(sock, fileno(stdin));</text:p>
            <text:p>dup2(sock, fileno(stderr));</text:p>
            <text:p>break;</text:p>
            <text:p>} else {          /* parent */</text:p>
            <text:p>struct bftpd_childpid *tmp_pid = malloc(sizeof(struct bftpd_childpid));</text:p>
            <text:p>tmp_pid-&gt;pid = pid;</text:p>
            <text:p>tmp_pid-&gt;sock = sock;</text:p>
            <text:p>bftpd_list_add(&amp;child_list, tmp_pid);</text:p>
            <text:p>}</text:p>
            <text:p>}</text:p>
            <text:p>}</text:p>
            <text:p>}</text:p>
            <text:p>        </text:p>
            <text:p>        /* Child only. From here on... */</text:p>
            <text:p/>
            <text:p>devnull = fopen("/dev/null", "w");</text:p>
            <text:p>global_argc = argc;</text:p>
            <text:p>global_argv = argv;</text:p>
            <text:p>init_everything();</text:p>
            <text:p>atexit(end_child);</text:p>
            <text:p>signal(SIGTERM, handler_sigterm);</text:p>
            <text:p>    signal(SIGALRM, handler_sigalrm);</text:p>
            <text:p/>
            <text:p/>
            <text:p>    /* If we do not have getpwnam() for some reason, then</text:p>
            <text:p>       we must use FILE_AUTH or exit. */</text:p>
            <text:p>    #ifdef NO_GETPWNAM</text:p>
            <text:p>    {</text:p>
            <text:p>        char *file_auth_option;</text:p>
            <text:p/>
            <text:p>        file_auth_option = config_getoption("FILE_AUTH");</text:p>
            <text:p>        if (! file_auth_option[0] )</text:p>
            <text:p>        {</text:p>
            <text:p>           bftpd_log("Exiting, becasue we have no way to authorize clients.\n");</text:p>
            <text:p>           exit(0);</text:p>
            <text:p>        }</text:p>
            <text:p>    }</text:p>
            <text:p>    #endif</text:p>
            <text:p/>
            <text:p>    get_value = strtoul(config_getoption("CONTROL_TIMEOUT"), NULL, 0);</text:p>
            <text:p>    if (get_value &lt;= INT_MAX)</text:p>
            <text:p>       control_timeout = get_value;</text:p>
            <text:p>    else</text:p>
            <text:p>       control_timeout = 0;</text:p>
            <text:p>    if (!control_timeout)</text:p>
            <text:p>        control_timeout = CONTROL_TIMEOUT;</text:p>
            <text:p/>
            <text:p>    get_value = strtoul(config_getoption("DATA_TIMEOUT"), NULL, 0);</text:p>
            <text:p>    if (get_value &lt;= INT_MAX)</text:p>
            <text:p>       data_timeout = get_value;</text:p>
            <text:p>    else</text:p>
            <text:p>       data_timeout = 0;</text:p>
            <text:p>    if (!data_timeout)</text:p>
            <text:p>        data_timeout = DATA_TIMEOUT;</text:p>
            <text:p>    get_value = strtoul(config_getoption("XFER_BUFSIZE"), NULL, 0);</text:p>
            <text:p>    if (get_value &lt;= INT_MAX)</text:p>
            <text:p>       xfer_bufsize = get_value;</text:p>
            <text:p>    else</text:p>
            <text:p>       xfer_bufsize = 9;</text:p>
            <text:p/>
            <text:p>    /* handled below</text:p>
            <text:p>    if (!xfer_bufsize)</text:p>
            <text:p>        xfer_bufsize = XFER_BUFSIZE;</text:p>
            <text:p>    */</text:p>
            <text:p>    /* do range check on xfer_bufsize, which is an int */</text:p>
            <text:p>    if ( (xfer_bufsize &lt;= 0) || (xfer_bufsize &gt; 1000000) )</text:p>
            <text:p>       xfer_bufsize = XFER_BUFSIZE;</text:p>
            <text:p/>
            <text:p>    /* get scripts to run pre and post write */</text:p>
            <text:p>    pre_write_script = config_getoption("PRE_WRITE_SCRIPT");</text:p>
            <text:p>    if (! pre_write_script[0])</text:p>
            <text:p>       pre_write_script = NULL;</text:p>
            <text:p>    post_write_script = config_getoption("POST_WRITE_SCRIPT");</text:p>
            <text:p>    if (! post_write_script[0])</text:p>
            <text:p>       post_write_script = NULL;</text:p>
            <text:p/>
            <text:p/>
            <text:p>my_length = sizeof(remotename);</text:p>
            <text:p>    if (getpeername(fileno(stderr), (struct sockaddr *) &amp;remotename, &amp;my_length)) {</text:p>
            <text:p>control_printf(SL_FAILURE, "421-Could not get peer IP address.\r\n421 %s.",</text:p>
            <text:p>               strerror(errno));</text:p>
            <text:p>return 0;</text:p>
            <text:p>}</text:p>
            <text:p>i = 1;</text:p>
            <text:p>setsockopt(fileno(stdin), SOL_SOCKET, SO_OOBINLINE, (void *) &amp;i,</text:p>
            <text:p>   sizeof(i));</text:p>
            <text:p>setsockopt(fileno(stdin), SOL_SOCKET, SO_KEEPALIVE, (void *) &amp;i,</text:p>
            <text:p>   sizeof(i));</text:p>
            <text:p>/* If option is set, determine the client FQDN */</text:p>
            <text:p>if (!strcasecmp((char *) config_getoption("RESOLVE_CLIENT_IP"), "yes")) {</text:p>
            <text:p>if ((he = gethostbyaddr((char *) &amp;remotename.sin_addr, sizeof(struct in_addr), AF_INET)))</text:p>
            <text:p>                {</text:p>
            <text:p>                   if (he-&gt;h_name)</text:p>
            <text:p>remotehostname = strdup(he-&gt;h_name);</text:p>
            <text:p>                   else</text:p>
            <text:p>                        remotehostname = "";</text:p>
            <text:p>                }</text:p>
            <text:p>else</text:p>
            <text:p>                {</text:p>
            <text:p>                        temp_string = inet_ntoa(remotename.sin_addr);</text:p>
            <text:p>                        if (temp_string)</text:p>
            <text:p>                           remotehostname = strdup(temp_string);</text:p>
            <text:p>                        else</text:p>
            <text:p>                           remotehostname = "";</text:p>
            <text:p>/* remotehostname = strdup(inet_ntoa(remotename.sin_addr)); */</text:p>
            <text:p>                }</text:p>
            <text:p>}</text:p>
            <text:p>        else</text:p>
            <text:p>        {</text:p>
            <text:p>              temp_string = inet_ntoa(remotename.sin_addr);</text:p>
            <text:p>              if (temp_string)</text:p>
            <text:p>                 remotehostname = strdup(temp_string);</text:p>
            <text:p>              else</text:p>
            <text:p>                 remotehostname = "";</text:p>
            <text:p>/* remotehostname = strdup(inet_ntoa(remotename.sin_addr)); */</text:p>
            <text:p>        }</text:p>
            <text:p>bftpd_log("Incoming connection from %s.\n", remotehostname);</text:p>
            <text:p>        bftpd_statuslog(1, 0, "connect %s", remotehostname);</text:p>
            <text:p>my_length = sizeof(name);</text:p>
            <text:p>getsockname(fileno(stdin), (struct sockaddr *) &amp;name, &amp;my_length);</text:p>
            <text:p>print_file(220, config_getoption("MOTD_GLOBAL"));</text:p>
            <text:p>/* Parse hello message */</text:p>
            <text:p>strcpy(str, (char *) config_getoption("HELLO_STRING"));</text:p>
            <text:p>replace(str, "%v", VERSION, MAX_STRING_LENGTH);</text:p>
            <text:p>if (strstr(str, "%h")) {</text:p>
            <text:p>if ((he = gethostbyaddr((char *) &amp;name.sin_addr, sizeof(struct in_addr), AF_INET)))</text:p>
            <text:p>replace(str, "%h", he-&gt;h_name, MAX_STRING_LENGTH);</text:p>
            <text:p>else</text:p>
            <text:p>replace(str, "%h", (char *) inet_ntoa(name.sin_addr), MAX_STRING_LENGTH);</text:p>
            <text:p>}</text:p>
            <text:p>replace(str, "%i", (char *) inet_ntoa(name.sin_addr), MAX_STRING_LENGTH);</text:p>
            <text:p>control_printf(SL_SUCCESS, "220 %s", str);</text:p>
            <text:p/>
            <text:p>        /* We might not get any data, so let's set an alarm before the</text:p>
            <text:p>           first read. -- Jesse &lt;slicer69@hotmail.com&gt; */</text:p>
            <text:p>        alarm(control_timeout);</text:p>
            <text:p>        </text:p>
            <text:p>/* Read lines from client and execute appropriate commands */</text:p>
            <text:p>while (fgets(str, MAXCMD, stdin)) {</text:p>
            <text:p>        alarm(control_timeout);</text:p>
            <text:p>        str[strlen(str) - 2] = 0;</text:p>
            <text:p>        bftpd_statuslog(2, 0, "%s", str);</text:p>
            <text:p>#ifdef DEBUG</text:p>
            <text:p>bftpd_log("Processing command: %s\n", str);</text:p>
            <text:p>#endif</text:p>
            <text:p>parsecmd(str);</text:p>
            <text:p>}</text:p>
            <text:p/>
            <text:p>        if (remotehostname) free(remotehostname);</text:p>
            <text:p>return 0;</text:p>
            <text:p>}</text:p>
          </table:table-cell>
          <table:table-cell office:value-type="string" calcext:value-type="string">
            <text:p>second/download/bftpd/bftpd-gumtree/bftpd_bftpd_repos_block_15.cpp</text:p>
          </table:table-cell>
          <table:table-cell office:value-type="string" calcext:value-type="string">
            <text:p>[29, 3, 1, 0, 6, 0, 4, 1, 6, 0, 47, 0, 0, 0, 1, 395, 0, 0, 11, 12, 0, 0, 4, 100, 0, 0, 0, 0, 4, 0, 102, 0, 0, 0, 0, 0, 0, 0, 0, 0, 0, 0, 0, 0, 0, 0, 177, 0, 347, 0, 0, 12, 0, 0, 0, 0, 0, 0, 0, 0, 0, 0, 0, 0, 0, 12, 0, 7, 0, 34, 29, 11, 0, 114, 0, 0, 96, 0, 195, 8, 1, 0, 0, 1, 0]</text:p>
          </table:table-cell>
          <table:table-cell office:value-type="string" calcext:value-type="string">
            <text:p>second/download/bftpd/bftpd/bftpd-joern/bftpd_bftpd_repos_function_15.cpp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["macro", "string", "char *"]</text:p>
          </table:table-cell>
          <table:table-cell office:value-type="string" calcext:value-type="string">
            <text:p>["getpeername_ret", "!"]</text:p>
          </table:table-cell>
          <table:table-cell office:value-type="string" calcext:value-type="string">
            <text:p>Not(Not(getpeername_ret_e_l == null_e_r))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main.cpp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bftpd_log("Exiting, becasue we have no way to authorize clients.\n");</text:p>
          </table:table-cell>
          <table:table-cell office:value-type="string" calcext:value-type="string">
            <text:p>second/download/bftpd/bftpd-gumtree/bftpd_bftpd_repos_log_11.cpp</text:p>
          </table:table-cell>
          <table:table-cell office:value-type="string" calcext:value-type="string">
            <text:p>{</text:p>
            <text:p>           bftpd_log("Exiting, becasue we have no way to authorize clients.\n");</text:p>
            <text:p>           exit(0);</text:p>
            <text:p>        }</text:p>
          </table:table-cell>
          <table:table-cell office:value-type="string" calcext:value-type="string">
            <text:p>second/download/bftpd/bftpd-gumtree/bftpd_bftpd_repos_block_11.cpp</text:p>
          </table:table-cell>
          <table:table-cell office:value-type="string" calcext:value-type="string">
            <text:p>[0, 0, 0, 0, 0, 0, 0, 0, 0, 0, 1, 0, 0, 0, 0, 2, 0, 0, 0, 0, 0, 0, 0, 2, 0, 0, 0, 0, 0, 0, 2, 0, 0, 0, 0, 0, 0, 0, 0, 0, 0, 0, 0, 0, 0, 0, 0, 0, 4, 0, 0, 0, 0, 0, 0, 0, 0, 0, 0, 0, 0, 0, 0, 0, 0, 0, 0, 0, 0, 0, 0, 0, 0, 2, 0, 0, 2, 0, 2, 0, 0, 0, 0, 0, 0]</text:p>
          </table:table-cell>
          <table:table-cell office:value-type="string" calcext:value-type="string">
            <text:p>second/download/bftpd/bftpd/bftpd-joern/bftpd_bftpd_repos_function_11.cp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"string"]</text:p>
          </table:table-cell>
          <table:table-cell office:value-type="string" calcext:value-type="string">
            <text:p>["member", "!"]</text:p>
          </table:table-cell>
          <table:table-cell office:value-type="string" calcext:value-type="string">
            <text:p>Not(Not(member_e_l == null_e_r))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cond/download/bftpd/bftpd/bftpd/options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ntrol_printf(SL_FAILURE, "421 Memory error while handling config file.");</text:p>
          </table:table-cell>
          <table:table-cell office:value-type="string" calcext:value-type="string">
            <text:p>second/download/bftpd/bftpd-gumtree/bftpd_bftpd_repos_log_51.cpp</text:p>
          </table:table-cell>
          <table:table-cell office:value-type="string" calcext:value-type="string">
            <text:p>{</text:p>
            <text:p>                   fclose(configfile);</text:p>
            <text:p>                   control_printf(SL_FAILURE, "421 Memory error while handling config file.");</text:p>
            <text:p>                   exit(1);</text:p>
            <text:p>                }</text:p>
          </table:table-cell>
          <table:table-cell office:value-type="string" calcext:value-type="string">
            <text:p>second/download/bftpd/bftpd-gumtree/bftpd_bftpd_repos_block_51.cpp</text:p>
          </table:table-cell>
          <table:table-cell office:value-type="string" calcext:value-type="string">
            <text:p>[0, 0, 0, 0, 0, 0, 0, 0, 0, 0, 1, 0, 0, 0, 0, 5, 0, 0, 0, 0, 0, 0, 0, 2, 0, 0, 0, 0, 0, 0, 3, 0, 0, 0, 0, 0, 0, 0, 0, 0, 0, 0, 0, 0, 0, 0, 0, 0, 7, 0, 0, 0, 0, 0, 0, 0, 0, 0, 0, 0, 0, 0, 0, 0, 0, 0, 0, 0, 0, 0, 0, 0, 0, 3, 0, 0, 3, 0, 4, 0, 0, 0, 0, 0, 0]</text:p>
          </table:table-cell>
          <table:table-cell office:value-type="string" calcext:value-type="string">
            <text:p>second/download/bftpd/bftpd/bftpd-joern/bftpd_bftpd_repos_function_51.cp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member", "!"]</text:p>
          </table:table-cell>
          <table:table-cell office:value-type="string" calcext:value-type="string">
            <text:p>Not(Not(member_e_l == null_e_r))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second/download/bftpd/bftpd/bftpd/main.cpp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bftpd_log("Kicked from the server due to control connection timeout.\n");</text:p>
          </table:table-cell>
          <table:table-cell table:style-name="ce2" office:value-type="string" calcext:value-type="string">
            <text:p>second/download/bftpd/bftpd-gumtree/bftpd_bftpd_repos_log_6.cpp</text:p>
          </table:table-cell>
          <table:table-cell table:style-name="ce2" office:value-type="string" calcext:value-type="string">
            <text:p>{</text:p>
            <text:p>        bftpd_log("Kicked from the server due to control connection timeout.\n");</text:p>
            <text:p>        control_printf(SL_FAILURE, "421 Kicked from the server due to control connection timeout.");</text:p>
            <text:p>        exit(0);</text:p>
            <text:p>    }</text:p>
          </table:table-cell>
          <table:table-cell table:style-name="ce2" office:value-type="string" calcext:value-type="string">
            <text:p>second/download/bftpd/bftpd-gumtree/bftpd_bftpd_repos_block_6.cpp</text:p>
          </table:table-cell>
          <table:table-cell table:style-name="ce2" office:value-type="string" calcext:value-type="string">
            <text:p>[0, 0, 0, 0, 0, 0, 0, 0, 0, 0, 1, 0, 0, 0, 0, 4, 0, 0, 0, 0, 0, 0, 0, 3, 0, 0, 0, 0, 0, 0, 3, 0, 0, 0, 0, 0, 0, 0, 0, 0, 0, 0, 0, 0, 0, 0, 0, 0, 7, 0, 0, 0, 0, 0, 0, 0, 0, 0, 0, 0, 0, 0, 0, 0, 0, 0, 0, 0, 0, 0, 0, 0, 0, 3, 0, 0, 3, 0, 4, 0, 0, 0, 0, 0, 0]</text:p>
          </table:table-cell>
          <table:table-cell table:style-name="ce2" office:value-type="string" calcext:value-type="string">
            <text:p>second/download/bftpd/bftpd/bftpd-joern/bftpd_bftpd_repos_function_6.cpp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["string"]</text:p>
          </table:table-cell>
          <table:table-cell table:style-name="ce2" office:value-type="string" calcext:value-type="string">
            <text:p>["unkown", "!"]</text:p>
          </table:table-cell>
          <table:table-cell table:style-name="ce2" office:value-type="string" calcext:value-type="string">
            <text:p>Not(Not(null_e_l == unkown_e_r))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1011"/>
        </table:table-row>
        <table:table-row table:style-name="ro5">
          <table:table-cell table:style-name="ce2" office:value-type="string" calcext:value-type="string">
            <text:p>second/download/bftpd/bftpd/bftpd/main.cpp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ontrol_printf(SL_FAILURE, "421 Kicked from the server due to control connection timeout.");</text:p>
          </table:table-cell>
          <table:table-cell table:style-name="ce2" office:value-type="string" calcext:value-type="string">
            <text:p>second/download/bftpd/bftpd-gumtree/bftpd_bftpd_repos_log_7.cpp</text:p>
          </table:table-cell>
          <table:table-cell table:style-name="ce2" office:value-type="string" calcext:value-type="string">
            <text:p>{</text:p>
            <text:p>        bftpd_log("Kicked from the server due to control connection timeout.\n");</text:p>
            <text:p>        control_printf(SL_FAILURE, "421 Kicked from the server due to control connection timeout.");</text:p>
            <text:p>        exit(0);</text:p>
            <text:p>    }</text:p>
          </table:table-cell>
          <table:table-cell table:style-name="ce2" office:value-type="string" calcext:value-type="string">
            <text:p>second/download/bftpd/bftpd-gumtree/bftpd_bftpd_repos_block_7.cpp</text:p>
          </table:table-cell>
          <table:table-cell table:style-name="ce2" office:value-type="string" calcext:value-type="string">
            <text:p>[0, 0, 0, 0, 0, 0, 0, 0, 0, 0, 1, 0, 0, 0, 0, 4, 0, 0, 0, 0, 0, 0, 0, 3, 0, 0, 0, 0, 0, 0, 3, 0, 0, 0, 0, 0, 0, 0, 0, 0, 0, 0, 0, 0, 0, 0, 0, 0, 7, 0, 0, 0, 0, 0, 0, 0, 0, 0, 0, 0, 0, 0, 0, 0, 0, 0, 0, 0, 0, 0, 0, 0, 0, 3, 0, 0, 3, 0, 4, 0, 0, 0, 0, 0, 0]</text:p>
          </table:table-cell>
          <table:table-cell table:style-name="ce2" office:value-type="string" calcext:value-type="string">
            <text:p>second/download/bftpd/bftpd/bftpd-joern/bftpd_bftpd_repos_function_7.cpp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["macro", "string"]</text:p>
          </table:table-cell>
          <table:table-cell table:style-name="ce2" office:value-type="string" calcext:value-type="string">
            <text:p>["unkown", "!"]</text:p>
          </table:table-cell>
          <table:table-cell table:style-name="ce2" office:value-type="string" calcext:value-type="string">
            <text:p>Not(Not(null_e_l == unkown_e_r))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1011"/>
        </table:table-row>
        <table:table-row table:style-name="ro11">
          <table:table-cell office:value-type="string" calcext:value-type="string">
            <text:p>second/download/bftpd/bftpd/bftpd/main.cp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ftpd_log("Quitting.\n");</text:p>
          </table:table-cell>
          <table:table-cell office:value-type="string" calcext:value-type="string">
            <text:p>second/download/bftpd/bftpd-gumtree/bftpd_bftpd_repos_log_1.cpp</text:p>
          </table:table-cell>
          <table:table-cell office:value-type="string" calcext:value-type="string">
            <text:p>{</text:p>
            <text:p>    Force_Update_Sent_Recv_Log();</text:p>
            <text:p>if (passwdfile)</text:p>
            <text:p>fclose(passwdfile);</text:p>
            <text:p>if (groupfile)</text:p>
            <text:p>fclose(groupfile);</text:p>
            <text:p>config_end();</text:p>
            <text:p>bftpd_log("Quitting.\n");</text:p>
            <text:p>    bftpd_statuslog(1, 0, "quit");</text:p>
            <text:p>    bftpdutmp_end();</text:p>
            <text:p>log_end();</text:p>
            <text:p>login_end();</text:p>
            <text:p>bftpd_cwd_end();</text:p>
            <text:p>if (daemonmode) {</text:p>
            <text:p>close(sock);</text:p>
            <text:p>close(0);</text:p>
            <text:p>close(1);</text:p>
            <text:p>close(2);</text:p>
            <text:p>}</text:p>
            <text:p>}</text:p>
          </table:table-cell>
          <table:table-cell office:value-type="string" calcext:value-type="string">
            <text:p>second/download/bftpd/bftpd-gumtree/bftpd_bftpd_repos_block_1.cpp</text:p>
          </table:table-cell>
          <table:table-cell office:value-type="string" calcext:value-type="string">
            <text:p>[3, 0, 0, 0, 0, 0, 0, 0, 0, 0, 4, 0, 0, 0, 0, 20, 0, 0, 0, 0, 0, 0, 0, 7, 0, 0, 0, 0, 0, 0, 14, 0, 0, 0, 0, 0, 0, 0, 0, 0, 0, 0, 0, 0, 0, 0, 0, 0, 27, 0, 0, 0, 0, 0, 0, 0, 0, 0, 0, 0, 0, 0, 0, 0, 0, 0, 0, 0, 0, 3, 3, 0, 0, 14, 0, 0, 14, 0, 10, 0, 0, 0, 0, 0, 0]</text:p>
          </table:table-cell>
          <table:table-cell office:value-type="string" calcext:value-type="string">
            <text:p>second/download/bftpd/bftpd/bftpd-joern/bftpd_bftpd_repos_function_1.cp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"string"]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econd/download/bftpd/bftpd/bftpd/main.cp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ftpd_statuslog(1, 0, "quit");</text:p>
          </table:table-cell>
          <table:table-cell office:value-type="string" calcext:value-type="string">
            <text:p>second/download/bftpd/bftpd-gumtree/bftpd_bftpd_repos_log_2.cpp</text:p>
          </table:table-cell>
          <table:table-cell office:value-type="string" calcext:value-type="string">
            <text:p>{</text:p>
            <text:p>    Force_Update_Sent_Recv_Log();</text:p>
            <text:p>if (passwdfile)</text:p>
            <text:p>fclose(passwdfile);</text:p>
            <text:p>if (groupfile)</text:p>
            <text:p>fclose(groupfile);</text:p>
            <text:p>config_end();</text:p>
            <text:p>bftpd_log("Quitting.\n");</text:p>
            <text:p>    bftpd_statuslog(1, 0, "quit");</text:p>
            <text:p>    bftpdutmp_end();</text:p>
            <text:p>log_end();</text:p>
            <text:p>login_end();</text:p>
            <text:p>bftpd_cwd_end();</text:p>
            <text:p>if (daemonmode) {</text:p>
            <text:p>close(sock);</text:p>
            <text:p>close(0);</text:p>
            <text:p>close(1);</text:p>
            <text:p>close(2);</text:p>
            <text:p>}</text:p>
            <text:p>}</text:p>
          </table:table-cell>
          <table:table-cell office:value-type="string" calcext:value-type="string">
            <text:p>second/download/bftpd/bftpd-gumtree/bftpd_bftpd_repos_block_2.cpp</text:p>
          </table:table-cell>
          <table:table-cell office:value-type="string" calcext:value-type="string">
            <text:p>[3, 0, 0, 0, 0, 0, 0, 0, 0, 0, 4, 0, 0, 0, 0, 20, 0, 0, 0, 0, 0, 0, 0, 7, 0, 0, 0, 0, 0, 0, 14, 0, 0, 0, 0, 0, 0, 0, 0, 0, 0, 0, 0, 0, 0, 0, 0, 0, 27, 0, 0, 0, 0, 0, 0, 0, 0, 0, 0, 0, 0, 0, 0, 0, 0, 0, 0, 0, 0, 3, 3, 0, 0, 14, 0, 0, 14, 0, 10, 0, 0, 0, 0, 0, 0]</text:p>
          </table:table-cell>
          <table:table-cell office:value-type="string" calcext:value-type="string">
            <text:p>second/download/bftpd/bftpd/bftpd-joern/bftpd_bftpd_repos_function_2.cp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"int", "null", "string"]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cond/download/bftpd/bftpd/bftpd/main.cp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ftpd_log("Caught HUP signal. Re-reading config file.\n");</text:p>
          </table:table-cell>
          <table:table-cell office:value-type="string" calcext:value-type="string">
            <text:p>second/download/bftpd/bftpd-gumtree/bftpd_bftpd_repos_log_3.cpp</text:p>
          </table:table-cell>
          <table:table-cell office:value-type="string" calcext:value-type="string">
            <text:p>{</text:p>
            <text:p>   bftpd_log("Caught HUP signal. Re-reading config file.\n");</text:p>
            <text:p>   Reread_Config_File();</text:p>
            <text:p>   signal(sig, handler_sighup);</text:p>
            <text:p>}</text:p>
          </table:table-cell>
          <table:table-cell office:value-type="string" calcext:value-type="string">
            <text:p>second/download/bftpd/bftpd-gumtree/bftpd_bftpd_repos_block_3.cpp</text:p>
          </table:table-cell>
          <table:table-cell office:value-type="string" calcext:value-type="string">
            <text:p>[0, 0, 0, 0, 0, 0, 0, 0, 0, 0, 1, 0, 0, 0, 0, 5, 0, 0, 0, 0, 0, 0, 0, 1, 0, 0, 0, 0, 0, 0, 3, 0, 0, 0, 0, 0, 0, 0, 0, 0, 0, 0, 0, 0, 0, 0, 0, 0, 6, 0, 0, 0, 0, 0, 0, 0, 0, 0, 0, 0, 0, 0, 0, 0, 0, 0, 0, 0, 0, 0, 0, 0, 0, 3, 0, 0, 3, 0, 3, 0, 0, 0, 0, 0, 0]</text:p>
          </table:table-cell>
          <table:table-cell office:value-type="string" calcext:value-type="string">
            <text:p>second/download/bftpd/bftpd/bftpd-joern/bftpd_bftpd_repos_function_3.c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"string"]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cond/download/bftpd/bftpd/bftpd/login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rintf("Error while initializing PAM: %s\n",</text:p>
            <text:p>   pam_strerror(pamh, retval));</text:p>
          </table:table-cell>
          <table:table-cell office:value-type="string" calcext:value-type="string">
            <text:p>second/download/bftpd/bftpd-gumtree/bftpd_bftpd_repos_log_48.cpp</text:p>
          </table:table-cell>
          <table:table-cell office:value-type="string" calcext:value-type="string">
            <text:p>{</text:p>
            <text:p>printf("Error while initializing PAM: %s\n",</text:p>
            <text:p>   pam_strerror(pamh, retval));</text:p>
            <text:p>return 1;</text:p>
            <text:p>}</text:p>
          </table:table-cell>
          <table:table-cell office:value-type="string" calcext:value-type="string">
            <text:p>second/download/bftpd/bftpd-gumtree/bftpd_bftpd_repos_block_48.cpp</text:p>
          </table:table-cell>
          <table:table-cell office:value-type="string" calcext:value-type="string">
            <text:p>[0, 0, 0, 0, 0, 0, 1, 0, 0, 0, 1, 0, 0, 0, 0, 4, 0, 0, 0, 0, 0, 0, 0, 2, 0, 0, 0, 0, 0, 0, 2, 0, 0, 0, 0, 0, 0, 0, 0, 0, 0, 0, 0, 0, 0, 0, 0, 0, 6, 0, 0, 0, 0, 0, 0, 0, 0, 0, 0, 0, 0, 0, 0, 0, 0, 0, 0, 0, 0, 0, 0, 0, 0, 2, 0, 0, 1, 0, 4, 0, 0, 0, 0, 0, 0]</text:p>
          </table:table-cell>
          <table:table-cell office:value-type="string" calcext:value-type="string">
            <text:p>second/download/bftpd/bftpd/bftpd-joern/bftpd_bftpd_repos_function_48.c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"string", "pam_strerror_ret"]</text:p>
          </table:table-cell>
          <table:table-cell office:value-type="string" calcext:value-type="string">
            <text:p>["int", "macro", "!="]</text:p>
          </table:table-cell>
          <table:table-cell office:value-type="string" calcext:value-type="string">
            <text:p>Not(int_e_l == macro_e_r)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cond/download/bftpd/bftpd/bftpd/login.cpp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ontrol_printf(SL_FAILURE, "530 Login incorrect.");</text:p>
          </table:table-cell>
          <table:table-cell office:value-type="string" calcext:value-type="string">
            <text:p>second/download/bftpd/bftpd-gumtree/bftpd_bftpd_repos_log_36.cpp</text:p>
          </table:table-cell>
          <table:table-cell office:value-type="string" calcext:value-type="string">
            <text:p>{</text:p>
            <text:p>control_printf(SL_FAILURE, "530 Login incorrect.");</text:p>
            <text:p>// exit(0);</text:p>
            <text:p>                return -1;</text:p>
            <text:p>    }</text:p>
          </table:table-cell>
          <table:table-cell office:value-type="string" calcext:value-type="string">
            <text:p>second/download/bftpd/bftpd-gumtree/bftpd_bftpd_repos_block_36.cpp</text:p>
          </table:table-cell>
          <table:table-cell office:value-type="string" calcext:value-type="string">
            <text:p>[0, 0, 0, 0, 0, 0, 1, 0, 0, 0, 1, 0, 0, 0, 0, 2, 0, 0, 0, 0, 0, 0, 0, 2, 0, 0, 0, 0, 0, 0, 1, 0, 0, 0, 0, 0, 0, 0, 0, 0, 0, 0, 0, 0, 0, 0, 1, 0, 4, 0, 0, 0, 0, 0, 0, 0, 0, 0, 0, 0, 0, 0, 0, 0, 0, 0, 0, 0, 0, 0, 0, 0, 0, 1, 0, 0, 1, 0, 2, 0, 0, 0, 0, 0, 0]</text:p>
          </table:table-cell>
          <table:table-cell office:value-type="string" calcext:value-type="string">
            <text:p>second/download/bftpd/bftpd/bftpd-joern/bftpd_bftpd_repos_function_36.cp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checkuser_ret", "checkshell_ret", "||"]</text:p>
          </table:table-cell>
          <table:table-cell office:value-type="string" calcext:value-type="string">
            <text:p>Or(Not(checkuser_ret_e_l == null_e_r),</text:p>
            <text:p>   Not(checkshell_ret_e_l == null_e_r))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second/download/bftpd/bftpd/bftpd/login.cp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bftpd_log("Login as user '%s' failed: Server disabled.\n", user);</text:p>
          </table:table-cell>
          <table:table-cell office:value-type="string" calcext:value-type="string">
            <text:p>second/download/bftpd/bftpd-gumtree/bftpd_bftpd_repos_log_26.cpp</text:p>
          </table:table-cell>
          <table:table-cell office:value-type="string" calcext:value-type="string">
            <text:p>{</text:p>
            <text:p>if (strncasecmp(foo, "yes", 3))</text:p>
            <text:p>control_printf(SL_FAILURE, "530-Server disabled.\r\n421 Reason: %s", foo);</text:p>
            <text:p>else</text:p>
            <text:p>control_printf(SL_FAILURE, "530 Login incorrect.");</text:p>
            <text:p>bftpd_log("Login as user '%s' failed: Server disabled.\n", user);</text:p>
            <text:p>exit(0);</text:p>
            <text:p>}</text:p>
          </table:table-cell>
          <table:table-cell office:value-type="string" calcext:value-type="string">
            <text:p>second/download/bftpd/bftpd-gumtree/bftpd_bftpd_repos_block_26.cpp</text:p>
          </table:table-cell>
          <table:table-cell office:value-type="string" calcext:value-type="string">
            <text:p>[1, 0, 0, 0, 0, 0, 0, 0, 0, 0, 3, 0, 0, 0, 0, 10, 0, 0, 0, 0, 0, 0, 0, 6, 0, 0, 0, 0, 0, 0, 5, 0, 0, 0, 0, 0, 0, 0, 0, 0, 0, 0, 0, 0, 0, 0, 0, 0, 16, 0, 0, 0, 0, 0, 0, 0, 0, 0, 0, 0, 0, 0, 0, 0, 0, 0, 0, 0, 0, 1, 1, 1, 0, 5, 0, 0, 4, 0, 11, 0, 0, 0, 0, 0, 0]</text:p>
          </table:table-cell>
          <table:table-cell office:value-type="string" calcext:value-type="string">
            <text:p>second/download/bftpd/bftpd/bftpd-joern/bftpd_bftpd_repos_function_26.cp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"string", "unkown"]</text:p>
          </table:table-cell>
          <table:table-cell office:value-type="string" calcext:value-type="string">
            <text:p>["member", "char", "!="]</text:p>
          </table:table-cell>
          <table:table-cell office:value-type="string" calcext:value-type="string">
            <text:p>Not(member_e_l == char_e_r)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cond/download/bftpd/bftpd/bftpd/login.cpp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ntrol_printf(SL_FAILURE, "530 Login incorrect.");</text:p>
          </table:table-cell>
          <table:table-cell office:value-type="string" calcext:value-type="string">
            <text:p>second/download/bftpd/bftpd-gumtree/bftpd_bftpd_repos_log_25.cpp</text:p>
          </table:table-cell>
          <table:table-cell office:value-type="string" calcext:value-type="string">
            <text:p>control_printf(SL_FAILURE, "530 Login incorrect.")</text:p>
          </table:table-cell>
          <table:table-cell office:value-type="string" calcext:value-type="string">
            <text:p>second/download/bftpd/bftpd-gumtree/bftpd_bftpd_repos_block_25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2, 0, 0, 0, 1, 0, 0]</text:p>
          </table:table-cell>
          <table:table-cell office:value-type="string" calcext:value-type="string">
            <text:p>second/download/bftpd/bftpd/bftpd-joern/bftpd_bftpd_repos_function_25.cp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strncasecmp_ret", "!"]</text:p>
          </table:table-cell>
          <table:table-cell office:value-type="string" calcext:value-type="string">
            <text:p>Not(Not(null_e_l == strncasecmp_ret_e_r))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econd/download/bftpd/bftpd/bftpd/login.cpp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ontrol_printf(SL_FAILURE, "530-Server disabled.\r\n421 Reason: %s", foo);</text:p>
          </table:table-cell>
          <table:table-cell table:style-name="ce2" office:value-type="string" calcext:value-type="string">
            <text:p>second/download/bftpd/bftpd-gumtree/bftpd_bftpd_repos_log_24.cpp</text:p>
          </table:table-cell>
          <table:table-cell table:style-name="ce2" office:value-type="string" calcext:value-type="string">
            <text:p>control_printf(SL_FAILURE, "530-Server disabled.\r\n421 Reason: %s", foo)</text:p>
          </table:table-cell>
          <table:table-cell table:style-name="ce2" office:value-type="string" calcext:value-type="string">
            <text:p>second/download/bftpd/bftpd-gumtree/bftpd_bftpd_repos_block_24.cpp</text:p>
          </table:table-cell>
          <table:table-cell table:style-name="ce2"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  <table:table-cell table:style-name="ce2" office:value-type="string" calcext:value-type="string">
            <text:p>second/download/bftpd/bftpd/bftpd-joern/bftpd_bftpd_repos_function_24.cpp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["macro", "string", "config_getoption_ret"]</text:p>
          </table:table-cell>
          <table:table-cell table:style-name="ce2" office:value-type="string" calcext:value-type="string">
            <text:p>["strncasecmp_ret"]</text:p>
          </table:table-cell>
          <table:table-cell table:style-name="ce2" office:value-type="string" calcext:value-type="string">
            <text:p>Not(null_e_l == strncasecmp_ret_e_r)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1011"/>
        </table:table-row>
        <table:table-row table:style-name="ro5">
          <table:table-cell table:style-name="ce2" office:value-type="string" calcext:value-type="string">
            <text:p>second/download/bftpd/bftpd/bftpd/login.cpp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ontrol_printf(SL_FAILURE, "530 Anonymous user not allowed.");</text:p>
          </table:table-cell>
          <table:table-cell table:style-name="ce2" office:value-type="string" calcext:value-type="string">
            <text:p>second/download/bftpd/bftpd-gumtree/bftpd_bftpd_repos_log_23.cpp</text:p>
          </table:table-cell>
          <table:table-cell table:style-name="ce2" office:value-type="string" calcext:value-type="string">
            <text:p>{</text:p>
            <text:p>                  control_printf(SL_FAILURE, "530 Anonymous user not allowed.");</text:p>
            <text:p>                  //exit(0);</text:p>
            <text:p>                  return -1;</text:p>
            <text:p>               }</text:p>
          </table:table-cell>
          <table:table-cell table:style-name="ce2" office:value-type="string" calcext:value-type="string">
            <text:p>second/download/bftpd/bftpd-gumtree/bftpd_bftpd_repos_block_23.cpp</text:p>
          </table:table-cell>
          <table:table-cell table:style-name="ce2" office:value-type="string" calcext:value-type="string">
            <text:p>[0, 0, 0, 0, 0, 0, 1, 0, 0, 0, 1, 0, 0, 0, 0, 2, 0, 0, 0, 0, 0, 0, 0, 2, 0, 0, 0, 0, 0, 0, 1, 0, 0, 0, 0, 0, 0, 0, 0, 0, 0, 0, 0, 0, 0, 0, 1, 0, 4, 0, 0, 0, 0, 0, 0, 0, 0, 0, 0, 0, 0, 0, 0, 0, 0, 0, 0, 0, 0, 0, 0, 0, 0, 1, 0, 0, 1, 0, 2, 0, 0, 0, 0, 0, 0]</text:p>
          </table:table-cell>
          <table:table-cell table:style-name="ce2" office:value-type="string" calcext:value-type="string">
            <text:p>second/download/bftpd/bftpd/bftpd-joern/bftpd_bftpd_repos_function_23.cpp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["macro", "string"]</text:p>
          </table:table-cell>
          <table:table-cell table:style-name="ce2" office:value-type="string" calcext:value-type="string">
            <text:p>["strcasecmp_ret", "!", "!"]</text:p>
          </table:table-cell>
          <table:table-cell table:style-name="ce2" office:value-type="string" calcext:value-type="string">
            <text:p>Not(Not(Not(null_e_l == strcasecmp_ret_e_r)))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1"/>
        </table:table-row>
        <table:table-row table:style-name="ro2">
          <table:table-cell office:value-type="string" calcext:value-type="string">
            <text:p>second/download/bftpd/bftpd/bftpd/login.cp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ontrol_printf(SL_FAILURE, "530 Login incorrect.");</text:p>
          </table:table-cell>
          <table:table-cell office:value-type="string" calcext:value-type="string">
            <text:p>second/download/bftpd/bftpd-gumtree/bftpd_bftpd_repos_log_22.cpp</text:p>
          </table:table-cell>
          <table:table-cell office:value-type="string" calcext:value-type="string">
            <text:p>{</text:p>
            <text:p>                control_printf(SL_FAILURE, "530 Login incorrect.");</text:p>
            <text:p>// exit(0);</text:p>
            <text:p>                return -1;</text:p>
            <text:p>           }</text:p>
          </table:table-cell>
          <table:table-cell office:value-type="string" calcext:value-type="string">
            <text:p>second/download/bftpd/bftpd-gumtree/bftpd_bftpd_repos_block_22.cpp</text:p>
          </table:table-cell>
          <table:table-cell office:value-type="string" calcext:value-type="string">
            <text:p>[0, 0, 0, 0, 0, 0, 1, 0, 0, 0, 1, 0, 0, 0, 0, 2, 0, 0, 0, 0, 0, 0, 0, 2, 0, 0, 0, 0, 0, 0, 1, 0, 0, 0, 0, 0, 0, 0, 0, 0, 0, 0, 0, 0, 0, 0, 1, 0, 4, 0, 0, 0, 0, 0, 0, 0, 0, 0, 0, 0, 0, 0, 0, 0, 0, 0, 0, 0, 0, 0, 0, 0, 0, 1, 0, 0, 1, 0, 2, 0, 0, 0, 0, 0, 0]</text:p>
          </table:table-cell>
          <table:table-cell office:value-type="string" calcext:value-type="string">
            <text:p>second/download/bftpd/bftpd/bftpd-joern/bftpd_bftpd_repos_function_22.cp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getpwnam_ret", "!"]</text:p>
          </table:table-cell>
          <table:table-cell office:value-type="string" calcext:value-type="string">
            <text:p>Not(Not(getpwnam_ret_e_l == null_e_r))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login.cp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ontrol_printf(SL_FAILURE, "421 Initial chroot failed.\r\n.");</text:p>
          </table:table-cell>
          <table:table-cell office:value-type="string" calcext:value-type="string">
            <text:p>second/download/bftpd/bftpd-gumtree/bftpd_bftpd_repos_log_21.cpp</text:p>
          </table:table-cell>
          <table:table-cell office:value-type="string" calcext:value-type="string">
            <text:p>{</text:p>
            <text:p>            control_printf(SL_FAILURE, "421 Initial chroot failed.\r\n.");</text:p>
            <text:p>            exit(1);</text:p>
            <text:p>        }</text:p>
          </table:table-cell>
          <table:table-cell office:value-type="string" calcext:value-type="string">
            <text:p>second/download/bftpd/bftpd-gumtree/bftpd_bftpd_repos_block_21.cpp</text:p>
          </table:table-cell>
          <table:table-cell office:value-type="string" calcext:value-type="string">
            <text:p>[0, 0, 0, 0, 0, 0, 0, 0, 0, 0, 1, 0, 0, 0, 0, 3, 0, 0, 0, 0, 0, 0, 0, 2, 0, 0, 0, 0, 0, 0, 2, 0, 0, 0, 0, 0, 0, 0, 0, 0, 0, 0, 0, 0, 0, 0, 0, 0, 5, 0, 0, 0, 0, 0, 0, 0, 0, 0, 0, 0, 0, 0, 0, 0, 0, 0, 0, 0, 0, 0, 0, 0, 0, 2, 0, 0, 2, 0, 3, 0, 0, 0, 0, 0, 0]</text:p>
          </table:table-cell>
          <table:table-cell office:value-type="string" calcext:value-type="string">
            <text:p>second/download/bftpd/bftpd/bftpd-joern/bftpd_bftpd_repos_function_21.cp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"macro", "string"]</text:p>
          </table:table-cell>
          <table:table-cell office:value-type="string" calcext:value-type="string">
            <text:p>["chroot_ret", "int", "UnaryOp", "=="]</text:p>
          </table:table-cell>
          <table:table-cell office:value-type="string" calcext:value-type="string">
            <text:p>chroot_ret_e_l == int_e_r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econd/download/bftpd/bftpd/bftpd/login.cp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rintf(name, "%i", uid);</text:p>
          </table:table-cell>
          <table:table-cell office:value-type="string" calcext:value-type="string">
            <text:p>second/download/bftpd/bftpd-gumtree/bftpd_bftpd_repos_log_18.cpp</text:p>
          </table:table-cell>
          <table:table-cell office:value-type="string" calcext:value-type="string">
            <text:p>{</text:p>
            <text:p>int _uid;</text:p>
            <text:p>char foo[256];</text:p>
            <text:p>    int i;</text:p>
            <text:p>if (file) {</text:p>
            <text:p>rewind(file);</text:p>
            <text:p>        while (fscanf(file, "%255s%*[^\n]\n", foo) != EOF) {</text:p>
            <text:p>            if ((foo[0] == '#') || (!strchr(foo, ':')) || (strchr(foo, ':') &gt; foo + USERLEN - 1))</text:p>
            <text:p>                continue;</text:p>
            <text:p>            i = strchr(foo, ':') - foo;</text:p>
            <text:p>            strncpy(name, foo, i);</text:p>
            <text:p>            name[i] = 0;</text:p>
            <text:p>sscanf(strchr(foo + i + 1, ':') + 1, "%i", &amp;_uid);</text:p>
            <text:p>if (_uid == uid) {</text:p>
            <text:p>if (name[0] == '\n')</text:p>
            <text:p>cutto(name, 1);</text:p>
            <text:p>return name;</text:p>
            <text:p>}</text:p>
            <text:p>}</text:p>
            <text:p>}</text:p>
            <text:p>sprintf(name, "%i", uid);</text:p>
            <text:p>return name;</text:p>
            <text:p>}</text:p>
          </table:table-cell>
          <table:table-cell office:value-type="string" calcext:value-type="string">
            <text:p>second/download/bftpd/bftpd-gumtree/bftpd_bftpd_repos_block_18.cpp</text:p>
          </table:table-cell>
          <table:table-cell office:value-type="string" calcext:value-type="string">
            <text:p>[4, 1, 0, 0, 0, 1, 2, 0, 0, 0, 6, 0, 0, 0, 0, 49, 0, 0, 3, 3, 0, 0, 0, 17, 0, 0, 0, 0, 0, 0, 10, 0, 0, 0, 0, 0, 0, 0, 0, 0, 0, 0, 0, 0, 0, 0, 23, 0, 41, 0, 0, 0, 0, 0, 0, 0, 0, 0, 0, 0, 0, 0, 0, 0, 0, 3, 0, 4, 0, 5, 4, 0, 0, 10, 0, 0, 7, 0, 23, 0, 0, 0, 0, 0, 0]</text:p>
          </table:table-cell>
          <table:table-cell office:value-type="string" calcext:value-type="string">
            <text:p>second/download/bftpd/bftpd/bftpd-joern/bftpd_bftpd_repos_function_18.cp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"char *", "string", "int"]</text:p>
          </table:table-cell>
          <table:table-cell office:value-type="string" calcext:value-type="string">
            <text:p>["fscanf_ret", "macro", "!=", "!", "FILE *", "!", "&amp;&amp;"]</text:p>
          </table:table-cell>
          <table:table-cell office:value-type="string" calcext:value-type="string">
            <text:p>And(Not(Not(fscanf_ret_e_l == macro_e_r)),</text:p>
            <text:p>    Not(Not(FILE *_e_l == null_e_r)))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cond/download/bftpd/bftpd/bftpd/main.cpp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control_printf(SL_FAILURE, "421-Could not get peer IP address.\r\n421 %s.",</text:p>
            <text:p>               strerror(errno));</text:p>
          </table:table-cell>
          <table:table-cell office:value-type="string" calcext:value-type="string">
            <text:p>second/download/bftpd/bftpd-gumtree/bftpd_bftpd_repos_log_12.cpp</text:p>
          </table:table-cell>
          <table:table-cell office:value-type="string" calcext:value-type="string">
            <text:p>{</text:p>
            <text:p>control_printf(SL_FAILURE, "421-Could not get peer IP address.\r\n421 %s.",</text:p>
            <text:p>               strerror(errno));</text:p>
            <text:p>return 0;</text:p>
            <text:p>}</text:p>
          </table:table-cell>
          <table:table-cell office:value-type="string" calcext:value-type="string">
            <text:p>second/download/bftpd/bftpd-gumtree/bftpd_bftpd_repos_block_12.cpp</text:p>
          </table:table-cell>
          <table:table-cell office:value-type="string" calcext:value-type="string">
            <text:p>[0, 0, 0, 0, 0, 0, 1, 0, 0, 0, 1, 0, 0, 0, 0, 4, 0, 0, 0, 0, 0, 0, 0, 2, 0, 0, 0, 0, 0, 0, 2, 0, 0, 0, 0, 0, 0, 0, 0, 0, 0, 0, 0, 0, 0, 0, 0, 0, 6, 0, 0, 0, 0, 0, 0, 0, 0, 0, 0, 0, 0, 0, 0, 0, 0, 0, 0, 0, 0, 0, 0, 0, 0, 2, 0, 0, 1, 0, 4, 0, 0, 0, 0, 0, 0]</text:p>
          </table:table-cell>
          <table:table-cell office:value-type="string" calcext:value-type="string">
            <text:p>second/download/bftpd/bftpd/bftpd-joern/bftpd_bftpd_repos_function_12.cpp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"macro", "string", "strerror_ret"]</text:p>
          </table:table-cell>
          <table:table-cell office:value-type="string" calcext:value-type="string">
            <text:p>["getpeername_ret"]</text:p>
          </table:table-cell>
          <table:table-cell office:value-type="string" calcext:value-type="string">
            <text:p>Not(getpeername_ret_e_l == null_e_r)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main.cpp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fprintf(stderr, "Listen failed: %s\n", strerror(errno));</text:p>
          </table:table-cell>
          <table:table-cell office:value-type="string" calcext:value-type="string">
            <text:p>second/download/bftpd/bftpd-gumtree/bftpd_bftpd_repos_log_10.cpp</text:p>
          </table:table-cell>
          <table:table-cell office:value-type="string" calcext:value-type="string">
            <text:p>{</text:p>
            <text:p>fprintf(stderr, "Listen failed: %s\n", strerror(errno));</text:p>
            <text:p>exit(1);</text:p>
            <text:p>}</text:p>
          </table:table-cell>
          <table:table-cell office:value-type="string" calcext:value-type="string">
            <text:p>second/download/bftpd/bftpd-gumtree/bftpd_bftpd_repos_block_10.cpp</text:p>
          </table:table-cell>
          <table:table-cell office:value-type="string" calcext:value-type="string">
            <text:p>[0, 0, 0, 0, 0, 0, 0, 0, 0, 0, 1, 0, 0, 0, 0, 5, 0, 0, 0, 0, 0, 0, 0, 2, 0, 0, 0, 0, 0, 0, 3, 0, 0, 0, 0, 0, 0, 0, 0, 0, 0, 0, 0, 0, 0, 0, 0, 0, 7, 0, 0, 0, 0, 0, 0, 0, 0, 0, 0, 0, 0, 0, 0, 0, 0, 0, 0, 0, 0, 0, 0, 0, 0, 3, 0, 0, 2, 0, 5, 0, 0, 0, 0, 0, 0]</text:p>
          </table:table-cell>
          <table:table-cell office:value-type="string" calcext:value-type="string">
            <text:p>second/download/bftpd/bftpd/bftpd-joern/bftpd_bftpd_repos_function_10.cp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"unkown", "string", "strerror_ret"]</text:p>
          </table:table-cell>
          <table:table-cell office:value-type="string" calcext:value-type="string">
            <text:p>["listen_ret"]</text:p>
          </table:table-cell>
          <table:table-cell office:value-type="string" calcext:value-type="string">
            <text:p>Not(listen_ret_e_l == null_e_r)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cond/download/bftpd/bftpd/bftpd/main.cpp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printf(stderr, "Bind failed: %s\n", strerror(errno));</text:p>
          </table:table-cell>
          <table:table-cell office:value-type="string" calcext:value-type="string">
            <text:p>second/download/bftpd/bftpd-gumtree/bftpd_bftpd_repos_log_9.cpp</text:p>
          </table:table-cell>
          <table:table-cell office:value-type="string" calcext:value-type="string">
            <text:p>{</text:p>
            <text:p>fprintf(stderr, "Bind failed: %s\n", strerror(errno));</text:p>
            <text:p>exit(1);</text:p>
            <text:p>}</text:p>
          </table:table-cell>
          <table:table-cell office:value-type="string" calcext:value-type="string">
            <text:p>second/download/bftpd/bftpd-gumtree/bftpd_bftpd_repos_block_9.cpp</text:p>
          </table:table-cell>
          <table:table-cell office:value-type="string" calcext:value-type="string">
            <text:p>[0, 0, 0, 0, 0, 0, 0, 0, 0, 0, 1, 0, 0, 0, 0, 5, 0, 0, 0, 0, 0, 0, 0, 2, 0, 0, 0, 0, 0, 0, 3, 0, 0, 0, 0, 0, 0, 0, 0, 0, 0, 0, 0, 0, 0, 0, 0, 0, 7, 0, 0, 0, 0, 0, 0, 0, 0, 0, 0, 0, 0, 0, 0, 0, 0, 0, 0, 0, 0, 0, 0, 0, 0, 3, 0, 0, 2, 0, 5, 0, 0, 0, 0, 0, 0]</text:p>
          </table:table-cell>
          <table:table-cell office:value-type="string" calcext:value-type="string">
            <text:p>second/download/bftpd/bftpd/bftpd-joern/bftpd_bftpd_repos_function_9.cp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"unkown", "string", "strerror_ret"]</text:p>
          </table:table-cell>
          <table:table-cell office:value-type="string" calcext:value-type="string">
            <text:p>["bind_ret", "null", "&lt;"]</text:p>
          </table:table-cell>
          <table:table-cell office:value-type="string" calcext:value-type="string">
            <text:p>bind_ret_g_r &lt; null_g_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second/download/bftpd/bftpd/bftpd/main.cp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intf(</text:p>
            <text:p>"Usage: %s [-h] [-i|-d|-D] [-c &lt;filename&gt;|-n]\n"</text:p>
            <text:p>"-h print this help\n"</text:p>
            <text:p>"-i (default) run from inetd\n"</text:p>
            <text:p>"-d daemon mode: fork() and run in TCP listen mode\n"</text:p>
            <text:p>"-D run in TCP listen mode, but don't pre-fork()\n"</text:p>
            <text:p>"-c read the config file named \"filename\" instead of " PATH_BFTPD_CONF "\n"</text:p>
            <text:p>"-n no config file, use defaults\n", argv[0]);</text:p>
          </table:table-cell>
          <table:table-cell office:value-type="string" calcext:value-type="string">
            <text:p>second/download/bftpd/bftpd-gumtree/bftpd_bftpd_repos_log_8.cpp</text:p>
          </table:table-cell>
          <table:table-cell office:value-type="string" calcext:value-type="string">
            <text:p>{</text:p>
            <text:p>case 'h':</text:p>
            <text:p>printf(</text:p>
            <text:p>"Usage: %s [-h] [-i|-d|-D] [-c &lt;filename&gt;|-n]\n"</text:p>
            <text:p>"-h print this help\n"</text:p>
            <text:p>"-i (default) run from inetd\n"</text:p>
            <text:p>"-d daemon mode: fork() and run in TCP listen mode\n"</text:p>
            <text:p>"-D run in TCP listen mode, but don't pre-fork()\n"</text:p>
            <text:p>"-c read the config file named \"filename\" instead of " PATH_BFTPD_CONF "\n"</text:p>
            <text:p>"-n no config file, use defaults\n", argv[0]);</text:p>
            <text:p>return 0;</text:p>
            <text:p>case 'i': daemonmode = 0; break;</text:p>
            <text:p>case 'd': daemonmode = 1; break;</text:p>
            <text:p>case 'D': daemonmode = 2; break;</text:p>
            <text:p>case 'c': configpath = strdup(optarg); break;</text:p>
            <text:p>case 'n': configpath = NULL; break;</text:p>
            <text:p>}</text:p>
          </table:table-cell>
          <table:table-cell office:value-type="string" calcext:value-type="string">
            <text:p>second/download/bftpd/bftpd-gumtree/bftpd_bftpd_repos_block_8.cpp</text:p>
          </table:table-cell>
          <table:table-cell office:value-type="string" calcext:value-type="string">
            <text:p>[0, 0, 0, 0, 5, 0, 1, 0, 6, 0, 1, 0, 0, 0, 0, 12, 0, 0, 0, 0, 0, 0, 0, 19, 0, 0, 0, 0, 0, 0, 2, 0, 0, 0, 0, 0, 0, 0, 0, 0, 0, 0, 0, 0, 0, 0, 5, 0, 17, 0, 0, 0, 0, 0, 0, 0, 0, 0, 0, 0, 0, 0, 0, 0, 0, 0, 0, 1, 0, 0, 0, 0, 0, 2, 0, 0, 6, 0, 3, 0, 0, 0, 0, 0, 0]</text:p>
          </table:table-cell>
          <table:table-cell office:value-type="string" calcext:value-type="string">
            <text:p>second/download/bftpd/bftpd/bftpd-joern/bftpd_bftpd_repos_function_8.cp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getopt_ret"]</text:p>
          </table:table-cell>
          <table:table-cell office:value-type="string" calcext:value-type="string">
            <text:p>Not(getopt_ret_e_l == null_e_r)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bftpd_bftpd_repos_cluster.A1:bftpd_bftpd_repos_cluster.M54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0:51:29.149341023</dc:date>
    <meta:editing-duration>PT9M11S</meta:editing-duration>
    <meta:editing-cycles>2</meta:editing-cycles>
    <meta:generator>LibreOffice/5.0.3.2$Linux_X86_64 LibreOffice_project/00m0$Build-2</meta:generator>
    <meta:document-statistic meta:table-count="1" meta:cell-count="699" meta:object-count="0"/>
  </office:meta>
</office:document-meta>
</file>